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" svg:font-family="Courier"/>
    <style:font-face style:name="Helv" svg:font-family="Helv"/>
    <style:font-face style:name="Calibri" svg:font-family="Calibri" style:font-family-generic="swiss"/>
    <style:font-face style:name="Cambria" svg:font-family="Cambria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Inconsolata" svg:font-family="Inconsolata" style:font-family-generic="modern" style:font-pitch="fixed"/>
    <style:font-face style:name="Lucida Sans Typewriter" svg:font-family="'Lucida Sans Typewriter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6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911in"/>
    </style:style>
    <style:style style:name="co4" style:family="table-column">
      <style:table-column-properties fo:break-before="auto" style:column-width="1.1465in"/>
    </style:style>
    <style:style style:name="co5" style:family="table-column">
      <style:table-column-properties fo:break-before="auto" style:column-width="1.4862in"/>
    </style:style>
    <style:style style:name="co6" style:family="table-column">
      <style:table-column-properties fo:break-before="auto" style:column-width="1.9957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31"/>
    <style:style style:name="ce3" style:family="table-cell" style:parent-style-name="Default">
      <style:text-properties style:font-name="Courier New" fo:font-size="12pt" style:font-size-asian="12pt" style:font-size-complex="12pt"/>
    </style:style>
    <style:style style:name="ce4" style:family="table-cell" style:parent-style-name="Default" style:data-style-name="N130">
      <style:table-cell-properties style:cell-protect="protected" style:print-content="true"/>
      <style:text-properties style:font-name="Courier New" fo:font-size="12pt" style:font-size-asian="12pt" style:font-size-complex="12pt"/>
    </style:style>
    <style:style style:name="ce5" style:family="table-cell" style:parent-style-name="Default" style:data-style-name="N130">
      <style:table-cell-properties style:cell-protect="protected" style:print-content="true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2" table:number-columns-repeated="1017" table:default-cell-style-name="ce3"/>
        <table:table-row table:style-name="ro1">
          <table:table-cell office:value-type="string">
            <text:p>Sector</text:p>
          </table:table-cell>
          <table:table-cell office:value-type="string">
            <text:p>Year</text:p>
          </table:table-cell>
          <table:table-cell office:value-type="string">
            <text:p>Source</text:p>
          </table:table-cell>
          <table:table-cell office:value-type="string">
            <text:p>Carbon Emissions</text:p>
          </table:table-cell>
          <table:table-cell office:value-type="string">
            <text:p>Units</text:p>
          </table:table-cell>
          <table:table-cell table:number-columns-repeated="1019"/>
        </table:table-row>
        <table:table-row table:style-name="ro1">
          <table:table-cell office:value-type="string">
            <text:p>Aluminum</text:p>
          </table:table-cell>
          <table:table-cell office:value-type="float" office:value="1998">
            <text:p>1998</text:p>
          </table:table-cell>
          <table:table-cell office:value-type="float" office:value="2000">
            <text:p>2000</text:p>
          </table:table-cell>
          <table:table-cell table:style-name="ce4" office:value-type="float" office:value="12.7502775192261">
            <text:p>12.8 </text:p>
          </table:table-cell>
          <table:table-cell office:value-type="string">
            <text:p>MMTCE</text:p>
          </table:table-cell>
          <table:table-cell table:number-columns-repeated="1019"/>
        </table:table-row>
        <table:table-row table:style-name="ro1">
          <table:table-cell office:value-type="string">
            <text:p>Aluminum</text:p>
          </table:table-cell>
          <table:table-cell office:value-type="float" office:value="1999">
            <text:p>1999</text:p>
          </table:table-cell>
          <table:table-cell office:value-type="float" office:value="2001">
            <text:p>2001</text:p>
          </table:table-cell>
          <table:table-cell table:style-name="ce4" office:value-type="float" office:value="14.1420783996582">
            <text:p>14.1 </text:p>
          </table:table-cell>
          <table:table-cell office:value-type="string">
            <text:p>MMTCE</text:p>
          </table:table-cell>
          <table:table-cell table:number-columns-repeated="1019"/>
        </table:table-row>
        <table:table-row table:style-name="ro1">
          <table:table-cell office:value-type="string">
            <text:p>Aluminum</text:p>
          </table:table-cell>
          <table:table-cell office:value-type="float" office:value="2000">
            <text:p>2000</text:p>
          </table:table-cell>
          <table:table-cell office:value-type="float" office:value="2001">
            <text:p>2001</text:p>
          </table:table-cell>
          <table:table-cell table:style-name="ce4" office:value-type="float" office:value="14.1262788772583">
            <text:p>14.1 </text:p>
          </table:table-cell>
          <table:table-cell office:value-type="string">
            <text:p>MMTCE</text:p>
          </table:table-cell>
          <table:table-cell table:number-columns-repeated="1019"/>
        </table:table-row>
        <table:table-row table:style-name="ro1">
          <table:table-cell office:value-type="string">
            <text:p>Aluminum</text:p>
          </table:table-cell>
          <table:table-cell office:value-type="float" office:value="2001">
            <text:p>2001</text:p>
          </table:table-cell>
          <table:table-cell office:value-type="float" office:value="2003">
            <text:p>2003</text:p>
          </table:table-cell>
          <table:table-cell table:style-name="ce4" office:value-type="float" office:value="14.6498003005981">
            <text:p>14.6 </text:p>
          </table:table-cell>
          <table:table-cell office:value-type="string">
            <text:p>MMTCE</text:p>
          </table:table-cell>
          <table:table-cell table:number-columns-repeated="1019"/>
        </table:table-row>
        <table:table-row table:style-name="ro1">
          <table:table-cell office:value-type="string">
            <text:p>Aluminum</text:p>
          </table:table-cell>
          <table:table-cell office:value-type="float" office:value="2002">
            <text:p>2002</text:p>
          </table:table-cell>
          <table:table-cell office:value-type="float" office:value="2003">
            <text:p>2003</text:p>
          </table:table-cell>
          <table:table-cell table:style-name="ce4" office:value-type="float" office:value="13.7645168304443">
            <text:p>13.8 </text:p>
          </table:table-cell>
          <table:table-cell office:value-type="string">
            <text:p>MMTCE</text:p>
          </table:table-cell>
          <table:table-cell table:number-columns-repeated="1019"/>
        </table:table-row>
        <table:table-row table:style-name="ro1">
          <table:table-cell office:value-type="string">
            <text:p>Aluminum</text:p>
          </table:table-cell>
          <table:table-cell office:value-type="float" office:value="2003">
            <text:p>2003</text:p>
          </table:table-cell>
          <table:table-cell office:value-type="float" office:value="2005">
            <text:p>2005</text:p>
          </table:table-cell>
          <table:table-cell table:style-name="ce4" office:value-type="float" office:value="52.1272506713867">
            <text:p>52.1 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Aluminum</text:p>
          </table:table-cell>
          <table:table-cell office:value-type="float" office:value="2004">
            <text:p>2004</text:p>
          </table:table-cell>
          <table:table-cell office:value-type="float" office:value="2007">
            <text:p>2007</text:p>
          </table:table-cell>
          <table:table-cell table:style-name="ce5" office:value-type="float" office:value="46.3828430175781">
            <text:p>46.4 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Aluminum</text:p>
          </table:table-cell>
          <table:table-cell office:value-type="float" office:value="2005">
            <text:p>2005</text:p>
          </table:table-cell>
          <table:table-cell office:value-type="float" office:value="2008">
            <text:p>2008</text:p>
          </table:table-cell>
          <table:table-cell table:style-name="ce4" office:value-type="float" office:value="48.182014465332">
            <text:p>48.2 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Aluminum</text:p>
          </table:table-cell>
          <table:table-cell office:value-type="float" office:value="2006">
            <text:p>2006</text:p>
          </table:table-cell>
          <table:table-cell office:value-type="float" office:value="2008">
            <text:p>2008</text:p>
          </table:table-cell>
          <table:table-cell table:style-name="ce5" office:value-type="float" office:value="46.3560066223145">
            <text:p>46.4 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Aluminum</text:p>
          </table:table-cell>
          <table:table-cell office:value-type="float" office:value="2007">
            <text:p>2007</text:p>
          </table:table-cell>
          <table:table-cell office:value-type="float" office:value="2008">
            <text:p>2008</text:p>
          </table:table-cell>
          <table:table-cell table:style-name="ce5" office:value-type="float" office:value="45.0420188903809">
            <text:p>45.0 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Aluminum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table:style-name="ce6" office:value-type="float" office:value="31.2">
            <text:p>31.2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Aluminum</text:p>
          </table:table-cell>
          <table:table-cell office:value-type="float" office:value="2009">
            <text:p>2009</text:p>
          </table:table-cell>
          <table:table-cell office:value-type="float" office:value="2011">
            <text:p>2011</text:p>
          </table:table-cell>
          <table:table-cell table:style-name="ce6" office:value-type="float" office:value="30.8">
            <text:p>30.8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Aluminum</text:p>
          </table:table-cell>
          <table:table-cell office:value-type="float" office:value="2010">
            <text:p>2010</text:p>
          </table:table-cell>
          <table:table-cell office:value-type="float" office:value="2011">
            <text:p>2011</text:p>
          </table:table-cell>
          <table:table-cell table:style-name="ce6" office:value-type="float" office:value="31.1">
            <text:p>31.1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Aluminum</text:p>
          </table:table-cell>
          <table:table-cell office:value-type="float" office:value="2011">
            <text:p>2011</text:p>
          </table:table-cell>
          <table:table-cell office:value-type="float" office:value="2012">
            <text:p>2012</text:p>
          </table:table-cell>
          <table:table-cell table:style-name="ce6" office:value-type="float" office:value="29.9">
            <text:p>29.9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Cement</text:p>
          </table:table-cell>
          <table:table-cell office:value-type="float" office:value="1998">
            <text:p>1998</text:p>
          </table:table-cell>
          <table:table-cell office:value-type="float" office:value="2000">
            <text:p>2000</text:p>
          </table:table-cell>
          <table:table-cell table:style-name="ce4" office:value-type="float" office:value="10.9945402145386">
            <text:p>11.0 </text:p>
          </table:table-cell>
          <table:table-cell office:value-type="string">
            <text:p>MMTCE</text:p>
          </table:table-cell>
          <table:table-cell table:number-columns-repeated="1019"/>
        </table:table-row>
        <table:table-row table:style-name="ro1">
          <table:table-cell office:value-type="string">
            <text:p>Cement</text:p>
          </table:table-cell>
          <table:table-cell office:value-type="float" office:value="1999">
            <text:p>1999</text:p>
          </table:table-cell>
          <table:table-cell office:value-type="float" office:value="2001">
            <text:p>2001</text:p>
          </table:table-cell>
          <table:table-cell table:style-name="ce4" office:value-type="float" office:value="10.5171089172363">
            <text:p>10.5 </text:p>
          </table:table-cell>
          <table:table-cell office:value-type="string">
            <text:p>MMTCE</text:p>
          </table:table-cell>
          <table:table-cell table:number-columns-repeated="1019"/>
        </table:table-row>
        <table:table-row table:style-name="ro1">
          <table:table-cell office:value-type="string">
            <text:p>Cement</text:p>
          </table:table-cell>
          <table:table-cell office:value-type="float" office:value="2000">
            <text:p>2000</text:p>
          </table:table-cell>
          <table:table-cell office:value-type="float" office:value="2001">
            <text:p>2001</text:p>
          </table:table-cell>
          <table:table-cell table:style-name="ce4" office:value-type="float" office:value="10.6322202682495">
            <text:p>10.6 </text:p>
          </table:table-cell>
          <table:table-cell office:value-type="string">
            <text:p>MMTCE</text:p>
          </table:table-cell>
          <table:table-cell table:number-columns-repeated="1019"/>
        </table:table-row>
        <table:table-row table:style-name="ro1">
          <table:table-cell office:value-type="string">
            <text:p>Cement</text:p>
          </table:table-cell>
          <table:table-cell office:value-type="float" office:value="2001">
            <text:p>2001</text:p>
          </table:table-cell>
          <table:table-cell office:value-type="float" office:value="2003">
            <text:p>2003</text:p>
          </table:table-cell>
          <table:table-cell table:style-name="ce4" office:value-type="float" office:value="8.97194480895996">
            <text:p>9.0 </text:p>
          </table:table-cell>
          <table:table-cell office:value-type="string">
            <text:p>MMTCE</text:p>
          </table:table-cell>
          <table:table-cell table:number-columns-repeated="1019"/>
        </table:table-row>
        <table:table-row table:style-name="ro1">
          <table:table-cell office:value-type="string">
            <text:p>Cement</text:p>
          </table:table-cell>
          <table:table-cell office:value-type="float" office:value="2002">
            <text:p>2002</text:p>
          </table:table-cell>
          <table:table-cell office:value-type="float" office:value="2003">
            <text:p>2003</text:p>
          </table:table-cell>
          <table:table-cell table:style-name="ce4" office:value-type="float" office:value="8.32439136505127">
            <text:p>8.3 </text:p>
          </table:table-cell>
          <table:table-cell office:value-type="string">
            <text:p>MMTCE</text:p>
          </table:table-cell>
          <table:table-cell table:number-columns-repeated="1019"/>
        </table:table-row>
        <table:table-row table:style-name="ro1">
          <table:table-cell office:value-type="string">
            <text:p>Cement</text:p>
          </table:table-cell>
          <table:table-cell office:value-type="float" office:value="2003">
            <text:p>2003</text:p>
          </table:table-cell>
          <table:table-cell office:value-type="float" office:value="2005">
            <text:p>2005</text:p>
          </table:table-cell>
          <table:table-cell table:style-name="ce4" office:value-type="float" office:value="35.9497680664063">
            <text:p>35.9 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Cement</text:p>
          </table:table-cell>
          <table:table-cell office:value-type="float" office:value="2004">
            <text:p>2004</text:p>
          </table:table-cell>
          <table:table-cell office:value-type="float" office:value="2007">
            <text:p>2007</text:p>
          </table:table-cell>
          <table:table-cell table:style-name="ce5" office:value-type="float" office:value="39.4588012695313">
            <text:p>39.5 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Cement</text:p>
          </table:table-cell>
          <table:table-cell office:value-type="float" office:value="2005">
            <text:p>2005</text:p>
          </table:table-cell>
          <table:table-cell office:value-type="float" office:value="2008">
            <text:p>2008</text:p>
          </table:table-cell>
          <table:table-cell table:style-name="ce5" office:value-type="float" office:value="44.8426322937012">
            <text:p>44.8 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Cement</text:p>
          </table:table-cell>
          <table:table-cell office:value-type="float" office:value="2006">
            <text:p>2006</text:p>
          </table:table-cell>
          <table:table-cell office:value-type="float" office:value="2008">
            <text:p>2008</text:p>
          </table:table-cell>
          <table:table-cell table:style-name="ce5" office:value-type="float" office:value="44.0336647033691">
            <text:p>44.0 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Cement</text:p>
          </table:table-cell>
          <table:table-cell office:value-type="float" office:value="2007">
            <text:p>2007</text:p>
          </table:table-cell>
          <table:table-cell office:value-type="float" office:value="2008">
            <text:p>2008</text:p>
          </table:table-cell>
          <table:table-cell table:style-name="ce5" office:value-type="float" office:value="43.569953918457">
            <text:p>43.6 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Cement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table:style-name="ce6" office:value-type="float" office:value="36.6">
            <text:p>36.6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Cement</text:p>
          </table:table-cell>
          <table:table-cell office:value-type="float" office:value="2009">
            <text:p>2009</text:p>
          </table:table-cell>
          <table:table-cell office:value-type="float" office:value="2011">
            <text:p>2011</text:p>
          </table:table-cell>
          <table:table-cell table:style-name="ce6" office:value-type="float" office:value="28.5">
            <text:p>28.5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Cement</text:p>
          </table:table-cell>
          <table:table-cell office:value-type="float" office:value="2010">
            <text:p>2010</text:p>
          </table:table-cell>
          <table:table-cell office:value-type="float" office:value="2011">
            <text:p>2011</text:p>
          </table:table-cell>
          <table:table-cell table:style-name="ce6" office:value-type="float" office:value="27.5">
            <text:p>27.5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Cement</text:p>
          </table:table-cell>
          <table:table-cell office:value-type="float" office:value="2011">
            <text:p>2011</text:p>
          </table:table-cell>
          <table:table-cell office:value-type="float" office:value="2012">
            <text:p>2012</text:p>
          </table:table-cell>
          <table:table-cell table:style-name="ce6" office:value-type="float" office:value="19.5">
            <text:p>19.5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Chemicals</text:p>
          </table:table-cell>
          <table:table-cell office:value-type="float" office:value="1998">
            <text:p>1998</text:p>
          </table:table-cell>
          <table:table-cell office:value-type="float" office:value="2000">
            <text:p>2000</text:p>
          </table:table-cell>
          <table:table-cell table:style-name="ce4" office:value-type="float" office:value="84.1984024047852">
            <text:p>84.2 </text:p>
          </table:table-cell>
          <table:table-cell office:value-type="string">
            <text:p>MMTCE</text:p>
          </table:table-cell>
          <table:table-cell table:number-columns-repeated="1019"/>
        </table:table-row>
        <table:table-row table:style-name="ro1">
          <table:table-cell office:value-type="string">
            <text:p>Chemicals</text:p>
          </table:table-cell>
          <table:table-cell office:value-type="float" office:value="1999">
            <text:p>1999</text:p>
          </table:table-cell>
          <table:table-cell office:value-type="float" office:value="2001">
            <text:p>2001</text:p>
          </table:table-cell>
          <table:table-cell table:style-name="ce4" office:value-type="float" office:value="82.8287734985352">
            <text:p>82.8 </text:p>
          </table:table-cell>
          <table:table-cell office:value-type="string">
            <text:p>MMTCE</text:p>
          </table:table-cell>
          <table:table-cell table:number-columns-repeated="1019"/>
        </table:table-row>
        <table:table-row table:style-name="ro1">
          <table:table-cell office:value-type="string">
            <text:p>Chemicals</text:p>
          </table:table-cell>
          <table:table-cell office:value-type="float" office:value="2000">
            <text:p>2000</text:p>
          </table:table-cell>
          <table:table-cell office:value-type="float" office:value="2001">
            <text:p>2001</text:p>
          </table:table-cell>
          <table:table-cell table:style-name="ce4" office:value-type="float" office:value="84.2809982299805">
            <text:p>84.3 </text:p>
          </table:table-cell>
          <table:table-cell office:value-type="string">
            <text:p>MMTCE</text:p>
          </table:table-cell>
          <table:table-cell table:number-columns-repeated="1019"/>
        </table:table-row>
        <table:table-row table:style-name="ro1">
          <table:table-cell office:value-type="string">
            <text:p>Chemicals</text:p>
          </table:table-cell>
          <table:table-cell office:value-type="float" office:value="2001">
            <text:p>2001</text:p>
          </table:table-cell>
          <table:table-cell office:value-type="float" office:value="2003">
            <text:p>2003</text:p>
          </table:table-cell>
          <table:table-cell table:style-name="ce4" office:value-type="float" office:value="83.6356887817383">
            <text:p>83.6 </text:p>
          </table:table-cell>
          <table:table-cell office:value-type="string">
            <text:p>MMTCE</text:p>
          </table:table-cell>
          <table:table-cell table:number-columns-repeated="1019"/>
        </table:table-row>
        <table:table-row table:style-name="ro1">
          <table:table-cell office:value-type="string">
            <text:p>Chemicals</text:p>
          </table:table-cell>
          <table:table-cell office:value-type="float" office:value="2002">
            <text:p>2002</text:p>
          </table:table-cell>
          <table:table-cell office:value-type="float" office:value="2003">
            <text:p>2003</text:p>
          </table:table-cell>
          <table:table-cell table:style-name="ce4" office:value-type="float" office:value="80.9507675170898">
            <text:p>81.0 </text:p>
          </table:table-cell>
          <table:table-cell office:value-type="string">
            <text:p>MMTCE</text:p>
          </table:table-cell>
          <table:table-cell table:number-columns-repeated="1019"/>
        </table:table-row>
        <table:table-row table:style-name="ro1">
          <table:table-cell office:value-type="string">
            <text:p>Chemicals</text:p>
          </table:table-cell>
          <table:table-cell office:value-type="float" office:value="2003">
            <text:p>2003</text:p>
          </table:table-cell>
          <table:table-cell office:value-type="float" office:value="2005">
            <text:p>2005</text:p>
          </table:table-cell>
          <table:table-cell table:style-name="ce4" office:value-type="float" office:value="336.945251464844">
            <text:p>336.9 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Chemicals</text:p>
          </table:table-cell>
          <table:table-cell office:value-type="float" office:value="2004">
            <text:p>2004</text:p>
          </table:table-cell>
          <table:table-cell office:value-type="float" office:value="2007">
            <text:p>2007</text:p>
          </table:table-cell>
          <table:table-cell table:style-name="ce5" office:value-type="float" office:value="349.024475097656">
            <text:p>349.0 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Chemicals</text:p>
          </table:table-cell>
          <table:table-cell office:value-type="float" office:value="2005">
            <text:p>2005</text:p>
          </table:table-cell>
          <table:table-cell office:value-type="float" office:value="2008">
            <text:p>2008</text:p>
          </table:table-cell>
          <table:table-cell table:style-name="ce5" office:value-type="float" office:value="314.939270019531">
            <text:p>314.9 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Chemicals</text:p>
          </table:table-cell>
          <table:table-cell office:value-type="float" office:value="2006">
            <text:p>2006</text:p>
          </table:table-cell>
          <table:table-cell office:value-type="float" office:value="2008">
            <text:p>2008</text:p>
          </table:table-cell>
          <table:table-cell table:style-name="ce5" office:value-type="float" office:value="312.866027832031">
            <text:p>312.9 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Chemicals</text:p>
          </table:table-cell>
          <table:table-cell office:value-type="float" office:value="2007">
            <text:p>2007</text:p>
          </table:table-cell>
          <table:table-cell office:value-type="float" office:value="2008">
            <text:p>2008</text:p>
          </table:table-cell>
          <table:table-cell table:style-name="ce5" office:value-type="float" office:value="313.341888427734">
            <text:p>313.3 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Chemicals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table:style-name="ce6" office:value-type="float" office:value="282.6">
            <text:p>282.6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Chemicals</text:p>
          </table:table-cell>
          <table:table-cell office:value-type="float" office:value="2009">
            <text:p>2009</text:p>
          </table:table-cell>
          <table:table-cell office:value-type="float" office:value="2011">
            <text:p>2011</text:p>
          </table:table-cell>
          <table:table-cell table:style-name="ce6" office:value-type="float" office:value="263">
            <text:p>263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Chemicals</text:p>
          </table:table-cell>
          <table:table-cell office:value-type="float" office:value="2010">
            <text:p>2010</text:p>
          </table:table-cell>
          <table:table-cell office:value-type="float" office:value="2011">
            <text:p>2011</text:p>
          </table:table-cell>
          <table:table-cell table:style-name="ce6" office:value-type="float" office:value="283.8">
            <text:p>283.8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Chemicals</text:p>
          </table:table-cell>
          <table:table-cell office:value-type="float" office:value="2011">
            <text:p>2011</text:p>
          </table:table-cell>
          <table:table-cell office:value-type="float" office:value="2012">
            <text:p>2012</text:p>
          </table:table-cell>
          <table:table-cell table:style-name="ce6" office:value-type="float" office:value="221.9">
            <text:p>221.9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Food</text:p>
          </table:table-cell>
          <table:table-cell office:value-type="float" office:value="1998">
            <text:p>1998</text:p>
          </table:table-cell>
          <table:table-cell office:value-type="float" office:value="2000">
            <text:p>2000</text:p>
          </table:table-cell>
          <table:table-cell table:style-name="ce4" office:value-type="float" office:value="26.7635612487793">
            <text:p>26.8 </text:p>
          </table:table-cell>
          <table:table-cell office:value-type="string">
            <text:p>MMTCE</text:p>
          </table:table-cell>
          <table:table-cell table:number-columns-repeated="1019"/>
        </table:table-row>
        <table:table-row table:style-name="ro1">
          <table:table-cell office:value-type="string">
            <text:p>Food</text:p>
          </table:table-cell>
          <table:table-cell office:value-type="float" office:value="1999">
            <text:p>1999</text:p>
          </table:table-cell>
          <table:table-cell office:value-type="float" office:value="2001">
            <text:p>2001</text:p>
          </table:table-cell>
          <table:table-cell table:style-name="ce4" office:value-type="float" office:value="26.4518413543701">
            <text:p>26.5 </text:p>
          </table:table-cell>
          <table:table-cell office:value-type="string">
            <text:p>MMTCE</text:p>
          </table:table-cell>
          <table:table-cell table:number-columns-repeated="1019"/>
        </table:table-row>
        <table:table-row table:style-name="ro1">
          <table:table-cell office:value-type="string">
            <text:p>Food</text:p>
          </table:table-cell>
          <table:table-cell office:value-type="float" office:value="2000">
            <text:p>2000</text:p>
          </table:table-cell>
          <table:table-cell office:value-type="float" office:value="2001">
            <text:p>2001</text:p>
          </table:table-cell>
          <table:table-cell table:style-name="ce4" office:value-type="float" office:value="26.7876205444336">
            <text:p>26.8 </text:p>
          </table:table-cell>
          <table:table-cell office:value-type="string">
            <text:p>MMTCE</text:p>
          </table:table-cell>
          <table:table-cell table:number-columns-repeated="1019"/>
        </table:table-row>
        <table:table-row table:style-name="ro1">
          <table:table-cell office:value-type="string">
            <text:p>Food</text:p>
          </table:table-cell>
          <table:table-cell office:value-type="float" office:value="2001">
            <text:p>2001</text:p>
          </table:table-cell>
          <table:table-cell office:value-type="float" office:value="2003">
            <text:p>2003</text:p>
          </table:table-cell>
          <table:table-cell table:style-name="ce4" office:value-type="float" office:value="23.9643707275391">
            <text:p>24.0 </text:p>
          </table:table-cell>
          <table:table-cell office:value-type="string">
            <text:p>MMTCE</text:p>
          </table:table-cell>
          <table:table-cell table:number-columns-repeated="1019"/>
        </table:table-row>
        <table:table-row table:style-name="ro1">
          <table:table-cell office:value-type="string">
            <text:p>Food</text:p>
          </table:table-cell>
          <table:table-cell office:value-type="float" office:value="2002">
            <text:p>2002</text:p>
          </table:table-cell>
          <table:table-cell office:value-type="float" office:value="2003">
            <text:p>2003</text:p>
          </table:table-cell>
          <table:table-cell table:style-name="ce4" office:value-type="float" office:value="23.3908252716064">
            <text:p>23.4 </text:p>
          </table:table-cell>
          <table:table-cell office:value-type="string">
            <text:p>MMTCE</text:p>
          </table:table-cell>
          <table:table-cell table:number-columns-repeated="1019"/>
        </table:table-row>
        <table:table-row table:style-name="ro1">
          <table:table-cell office:value-type="string">
            <text:p>Food</text:p>
          </table:table-cell>
          <table:table-cell office:value-type="float" office:value="2003">
            <text:p>2003</text:p>
          </table:table-cell>
          <table:table-cell office:value-type="float" office:value="2005">
            <text:p>2005</text:p>
          </table:table-cell>
          <table:table-cell table:style-name="ce4" office:value-type="float" office:value="85.495002746582">
            <text:p>85.5 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Food</text:p>
          </table:table-cell>
          <table:table-cell office:value-type="float" office:value="2004">
            <text:p>2004</text:p>
          </table:table-cell>
          <table:table-cell office:value-type="float" office:value="2007">
            <text:p>2007</text:p>
          </table:table-cell>
          <table:table-cell table:style-name="ce5" office:value-type="float" office:value="92.8159866333008">
            <text:p>92.8 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Food</text:p>
          </table:table-cell>
          <table:table-cell office:value-type="float" office:value="2005">
            <text:p>2005</text:p>
          </table:table-cell>
          <table:table-cell office:value-type="float" office:value="2008">
            <text:p>2008</text:p>
          </table:table-cell>
          <table:table-cell table:style-name="ce5" office:value-type="float" office:value="95.5210647583008">
            <text:p>95.5 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Food</text:p>
          </table:table-cell>
          <table:table-cell office:value-type="float" office:value="2006">
            <text:p>2006</text:p>
          </table:table-cell>
          <table:table-cell office:value-type="float" office:value="2008">
            <text:p>2008</text:p>
          </table:table-cell>
          <table:table-cell table:style-name="ce5" office:value-type="float" office:value="96.6022033691406">
            <text:p>96.6 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Food</text:p>
          </table:table-cell>
          <table:table-cell office:value-type="float" office:value="2007">
            <text:p>2007</text:p>
          </table:table-cell>
          <table:table-cell office:value-type="float" office:value="2008">
            <text:p>2008</text:p>
          </table:table-cell>
          <table:table-cell table:style-name="ce5" office:value-type="float" office:value="100.464622497559">
            <text:p>100.5 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Food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table:style-name="ce6" office:value-type="float" office:value="107.1">
            <text:p>107.1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Food</text:p>
          </table:table-cell>
          <table:table-cell office:value-type="float" office:value="2009">
            <text:p>2009</text:p>
          </table:table-cell>
          <table:table-cell office:value-type="float" office:value="2011">
            <text:p>2011</text:p>
          </table:table-cell>
          <table:table-cell table:style-name="ce6" office:value-type="float" office:value="102.5">
            <text:p>102.5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Food</text:p>
          </table:table-cell>
          <table:table-cell office:value-type="float" office:value="2010">
            <text:p>2010</text:p>
          </table:table-cell>
          <table:table-cell office:value-type="float" office:value="2011">
            <text:p>2011</text:p>
          </table:table-cell>
          <table:table-cell table:style-name="ce6" office:value-type="float" office:value="105.1">
            <text:p>105.1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Food</text:p>
          </table:table-cell>
          <table:table-cell office:value-type="float" office:value="2011">
            <text:p>2011</text:p>
          </table:table-cell>
          <table:table-cell office:value-type="float" office:value="2012">
            <text:p>2012</text:p>
          </table:table-cell>
          <table:table-cell table:style-name="ce6" office:value-type="float" office:value="98.9">
            <text:p>98.9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Glass</text:p>
          </table:table-cell>
          <table:table-cell office:value-type="float" office:value="1998">
            <text:p>1998</text:p>
          </table:table-cell>
          <table:table-cell office:value-type="float" office:value="2000">
            <text:p>2000</text:p>
          </table:table-cell>
          <table:table-cell table:style-name="ce4" office:value-type="float" office:value="4.19117116928101">
            <text:p>4.2 </text:p>
          </table:table-cell>
          <table:table-cell office:value-type="string">
            <text:p>MMTCE</text:p>
          </table:table-cell>
          <table:table-cell table:number-columns-repeated="1019"/>
        </table:table-row>
        <table:table-row table:style-name="ro1">
          <table:table-cell office:value-type="string">
            <text:p>Glass</text:p>
          </table:table-cell>
          <table:table-cell office:value-type="float" office:value="1999">
            <text:p>1999</text:p>
          </table:table-cell>
          <table:table-cell office:value-type="float" office:value="2001">
            <text:p>2001</text:p>
          </table:table-cell>
          <table:table-cell table:style-name="ce4" office:value-type="float" office:value="3.99647545814514">
            <text:p>4.0 </text:p>
          </table:table-cell>
          <table:table-cell office:value-type="string">
            <text:p>MMTCE</text:p>
          </table:table-cell>
          <table:table-cell table:number-columns-repeated="1019"/>
        </table:table-row>
        <table:table-row table:style-name="ro1">
          <table:table-cell office:value-type="string">
            <text:p>Glass</text:p>
          </table:table-cell>
          <table:table-cell office:value-type="float" office:value="2000">
            <text:p>2000</text:p>
          </table:table-cell>
          <table:table-cell office:value-type="float" office:value="2001">
            <text:p>2001</text:p>
          </table:table-cell>
          <table:table-cell table:style-name="ce4" office:value-type="float" office:value="4.0449013710022">
            <text:p>4.0 </text:p>
          </table:table-cell>
          <table:table-cell office:value-type="string">
            <text:p>MMTCE</text:p>
          </table:table-cell>
          <table:table-cell table:number-columns-repeated="1019"/>
        </table:table-row>
        <table:table-row table:style-name="ro1">
          <table:table-cell office:value-type="string">
            <text:p>Glass</text:p>
          </table:table-cell>
          <table:table-cell office:value-type="float" office:value="2001">
            <text:p>2001</text:p>
          </table:table-cell>
          <table:table-cell office:value-type="float" office:value="2003">
            <text:p>2003</text:p>
          </table:table-cell>
          <table:table-cell table:style-name="ce4" office:value-type="float" office:value="4.44276666641235">
            <text:p>4.4 </text:p>
          </table:table-cell>
          <table:table-cell office:value-type="string">
            <text:p>MMTCE</text:p>
          </table:table-cell>
          <table:table-cell table:number-columns-repeated="1019"/>
        </table:table-row>
        <table:table-row table:style-name="ro1">
          <table:table-cell office:value-type="string">
            <text:p>Glass</text:p>
          </table:table-cell>
          <table:table-cell office:value-type="float" office:value="2002">
            <text:p>2002</text:p>
          </table:table-cell>
          <table:table-cell office:value-type="float" office:value="2003">
            <text:p>2003</text:p>
          </table:table-cell>
          <table:table-cell table:style-name="ce4" office:value-type="float" office:value="3.99944114685059">
            <text:p>4.0 </text:p>
          </table:table-cell>
          <table:table-cell office:value-type="string">
            <text:p>MMTCE</text:p>
          </table:table-cell>
          <table:table-cell table:number-columns-repeated="1019"/>
        </table:table-row>
        <table:table-row table:style-name="ro1">
          <table:table-cell office:value-type="string">
            <text:p>Glass</text:p>
          </table:table-cell>
          <table:table-cell office:value-type="float" office:value="2003">
            <text:p>2003</text:p>
          </table:table-cell>
          <table:table-cell office:value-type="float" office:value="2005">
            <text:p>2005</text:p>
          </table:table-cell>
          <table:table-cell table:style-name="ce4" office:value-type="float" office:value="16.0200710296631">
            <text:p>16.0 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Glass</text:p>
          </table:table-cell>
          <table:table-cell office:value-type="float" office:value="2004">
            <text:p>2004</text:p>
          </table:table-cell>
          <table:table-cell office:value-type="float" office:value="2007">
            <text:p>2007</text:p>
          </table:table-cell>
          <table:table-cell table:style-name="ce5" office:value-type="float" office:value="17.089635848999">
            <text:p>17.1 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Glass</text:p>
          </table:table-cell>
          <table:table-cell office:value-type="float" office:value="2005">
            <text:p>2005</text:p>
          </table:table-cell>
          <table:table-cell office:value-type="float" office:value="2008">
            <text:p>2008</text:p>
          </table:table-cell>
          <table:table-cell table:style-name="ce5" office:value-type="float" office:value="17.2622585296631">
            <text:p>17.3 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Glass</text:p>
          </table:table-cell>
          <table:table-cell office:value-type="float" office:value="2006">
            <text:p>2006</text:p>
          </table:table-cell>
          <table:table-cell office:value-type="float" office:value="2008">
            <text:p>2008</text:p>
          </table:table-cell>
          <table:table-cell table:style-name="ce5" office:value-type="float" office:value="16.6508598327637">
            <text:p>16.7 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Glass</text:p>
          </table:table-cell>
          <table:table-cell office:value-type="float" office:value="2007">
            <text:p>2007</text:p>
          </table:table-cell>
          <table:table-cell office:value-type="float" office:value="2008">
            <text:p>2008</text:p>
          </table:table-cell>
          <table:table-cell table:style-name="ce5" office:value-type="float" office:value="16.4611568450928">
            <text:p>16.5 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Glass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table:style-name="ce6" office:value-type="float" office:value="24.3">
            <text:p>24.3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Glass</text:p>
          </table:table-cell>
          <table:table-cell office:value-type="float" office:value="2009">
            <text:p>2009</text:p>
          </table:table-cell>
          <table:table-cell office:value-type="float" office:value="2011">
            <text:p>2011</text:p>
          </table:table-cell>
          <table:table-cell table:style-name="ce6" office:value-type="float" office:value="20">
            <text:p>20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Glass</text:p>
          </table:table-cell>
          <table:table-cell office:value-type="float" office:value="2010">
            <text:p>2010</text:p>
          </table:table-cell>
          <table:table-cell office:value-type="float" office:value="2011">
            <text:p>2011</text:p>
          </table:table-cell>
          <table:table-cell table:style-name="ce6" office:value-type="float" office:value="19.7">
            <text:p>19.7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Glass</text:p>
          </table:table-cell>
          <table:table-cell office:value-type="float" office:value="2011">
            <text:p>2011</text:p>
          </table:table-cell>
          <table:table-cell office:value-type="float" office:value="2012">
            <text:p>2012</text:p>
          </table:table-cell>
          <table:table-cell table:style-name="ce6" office:value-type="float" office:value="18.7">
            <text:p>18.7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Iron and Steel</text:p>
          </table:table-cell>
          <table:table-cell office:value-type="float" office:value="1998">
            <text:p>1998</text:p>
          </table:table-cell>
          <table:table-cell office:value-type="float" office:value="2000">
            <text:p>2000</text:p>
          </table:table-cell>
          <table:table-cell table:style-name="ce4" office:value-type="float" office:value="41.6894760131836">
            <text:p>41.7 </text:p>
          </table:table-cell>
          <table:table-cell office:value-type="string">
            <text:p>MMTCE</text:p>
          </table:table-cell>
          <table:table-cell table:number-columns-repeated="1019"/>
        </table:table-row>
        <table:table-row table:style-name="ro1">
          <table:table-cell office:value-type="string">
            <text:p>Iron and Steel</text:p>
          </table:table-cell>
          <table:table-cell office:value-type="float" office:value="1999">
            <text:p>1999</text:p>
          </table:table-cell>
          <table:table-cell office:value-type="float" office:value="2001">
            <text:p>2001</text:p>
          </table:table-cell>
          <table:table-cell table:style-name="ce4" office:value-type="float" office:value="38.2377166748047">
            <text:p>38.2 </text:p>
          </table:table-cell>
          <table:table-cell office:value-type="string">
            <text:p>MMTCE</text:p>
          </table:table-cell>
          <table:table-cell table:number-columns-repeated="1019"/>
        </table:table-row>
        <table:table-row table:style-name="ro1">
          <table:table-cell office:value-type="string">
            <text:p>Iron and Steel</text:p>
          </table:table-cell>
          <table:table-cell office:value-type="float" office:value="2000">
            <text:p>2000</text:p>
          </table:table-cell>
          <table:table-cell office:value-type="float" office:value="2001">
            <text:p>2001</text:p>
          </table:table-cell>
          <table:table-cell table:style-name="ce4" office:value-type="float" office:value="38.7588691711426">
            <text:p>38.8 </text:p>
          </table:table-cell>
          <table:table-cell office:value-type="string">
            <text:p>MMTCE</text:p>
          </table:table-cell>
          <table:table-cell table:number-columns-repeated="1019"/>
        </table:table-row>
        <table:table-row table:style-name="ro1">
          <table:table-cell office:value-type="string">
            <text:p>Iron and Steel</text:p>
          </table:table-cell>
          <table:table-cell office:value-type="float" office:value="2001">
            <text:p>2001</text:p>
          </table:table-cell>
          <table:table-cell office:value-type="float" office:value="2003">
            <text:p>2003</text:p>
          </table:table-cell>
          <table:table-cell table:style-name="ce4" office:value-type="float" office:value="34.358757019043">
            <text:p>34.4 </text:p>
          </table:table-cell>
          <table:table-cell office:value-type="string">
            <text:p>MMTCE</text:p>
          </table:table-cell>
          <table:table-cell table:number-columns-repeated="1019"/>
        </table:table-row>
        <table:table-row table:style-name="ro1">
          <table:table-cell office:value-type="string">
            <text:p>Iron and Steel</text:p>
          </table:table-cell>
          <table:table-cell office:value-type="float" office:value="2002">
            <text:p>2002</text:p>
          </table:table-cell>
          <table:table-cell office:value-type="float" office:value="2003">
            <text:p>2003</text:p>
          </table:table-cell>
          <table:table-cell table:style-name="ce4" office:value-type="float" office:value="32.8222923278809">
            <text:p>32.8 </text:p>
          </table:table-cell>
          <table:table-cell office:value-type="string">
            <text:p>MMTCE</text:p>
          </table:table-cell>
          <table:table-cell table:number-columns-repeated="1019"/>
        </table:table-row>
        <table:table-row table:style-name="ro1">
          <table:table-cell office:value-type="string">
            <text:p>Iron and Steel</text:p>
          </table:table-cell>
          <table:table-cell office:value-type="float" office:value="2003">
            <text:p>2003</text:p>
          </table:table-cell>
          <table:table-cell office:value-type="float" office:value="2005">
            <text:p>2005</text:p>
          </table:table-cell>
          <table:table-cell table:style-name="ce4" office:value-type="float" office:value="115.688858032227">
            <text:p>115.7 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Iron and Steel</text:p>
          </table:table-cell>
          <table:table-cell office:value-type="float" office:value="2004">
            <text:p>2004</text:p>
          </table:table-cell>
          <table:table-cell office:value-type="float" office:value="2007">
            <text:p>2007</text:p>
          </table:table-cell>
          <table:table-cell table:style-name="ce5" office:value-type="float" office:value="132.828002929688">
            <text:p>132.8 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Iron and Steel</text:p>
          </table:table-cell>
          <table:table-cell office:value-type="float" office:value="2005">
            <text:p>2005</text:p>
          </table:table-cell>
          <table:table-cell office:value-type="float" office:value="2008">
            <text:p>2008</text:p>
          </table:table-cell>
          <table:table-cell table:style-name="ce5" office:value-type="float" office:value="137.616363525391">
            <text:p>137.6 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Iron and Steel</text:p>
          </table:table-cell>
          <table:table-cell office:value-type="float" office:value="2006">
            <text:p>2006</text:p>
          </table:table-cell>
          <table:table-cell office:value-type="float" office:value="2008">
            <text:p>2008</text:p>
          </table:table-cell>
          <table:table-cell table:style-name="ce5" office:value-type="float" office:value="134.513458251953">
            <text:p>134.5 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Iron and Steel</text:p>
          </table:table-cell>
          <table:table-cell office:value-type="float" office:value="2007">
            <text:p>2007</text:p>
          </table:table-cell>
          <table:table-cell office:value-type="float" office:value="2008">
            <text:p>2008</text:p>
          </table:table-cell>
          <table:table-cell table:style-name="ce5" office:value-type="float" office:value="128.15771484375">
            <text:p>128.2 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Iron and Steel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table:style-name="ce6" office:value-type="float" office:value="118.7">
            <text:p>118.7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Iron and Steel</text:p>
          </table:table-cell>
          <table:table-cell office:value-type="float" office:value="2009">
            <text:p>2009</text:p>
          </table:table-cell>
          <table:table-cell office:value-type="float" office:value="2011">
            <text:p>2011</text:p>
          </table:table-cell>
          <table:table-cell table:style-name="ce6" office:value-type="float" office:value="75.9">
            <text:p>75.9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Iron and Steel</text:p>
          </table:table-cell>
          <table:table-cell office:value-type="float" office:value="2010">
            <text:p>2010</text:p>
          </table:table-cell>
          <table:table-cell office:value-type="float" office:value="2011">
            <text:p>2011</text:p>
          </table:table-cell>
          <table:table-cell table:style-name="ce6" office:value-type="float" office:value="106.1">
            <text:p>106.1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Iron and Steel</text:p>
          </table:table-cell>
          <table:table-cell office:value-type="float" office:value="2011">
            <text:p>2011</text:p>
          </table:table-cell>
          <table:table-cell office:value-type="float" office:value="2012">
            <text:p>2012</text:p>
          </table:table-cell>
          <table:table-cell table:style-name="ce6" office:value-type="float" office:value="122.2">
            <text:p>122.2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Paper</text:p>
          </table:table-cell>
          <table:table-cell office:value-type="float" office:value="1998">
            <text:p>1998</text:p>
          </table:table-cell>
          <table:table-cell office:value-type="float" office:value="2000">
            <text:p>2000</text:p>
          </table:table-cell>
          <table:table-cell table:style-name="ce4" office:value-type="float" office:value="33.3401184082031">
            <text:p>33.3 </text:p>
          </table:table-cell>
          <table:table-cell office:value-type="string">
            <text:p>MMTCE</text:p>
          </table:table-cell>
          <table:table-cell table:number-columns-repeated="1019"/>
        </table:table-row>
        <table:table-row table:style-name="ro1">
          <table:table-cell office:value-type="string">
            <text:p>Paper</text:p>
          </table:table-cell>
          <table:table-cell office:value-type="float" office:value="1999">
            <text:p>1999</text:p>
          </table:table-cell>
          <table:table-cell office:value-type="float" office:value="2001">
            <text:p>2001</text:p>
          </table:table-cell>
          <table:table-cell table:style-name="ce4" office:value-type="float" office:value="30.8325042724609">
            <text:p>30.8 </text:p>
          </table:table-cell>
          <table:table-cell office:value-type="string">
            <text:p>MMTCE</text:p>
          </table:table-cell>
          <table:table-cell table:number-columns-repeated="1019"/>
        </table:table-row>
        <table:table-row table:style-name="ro1">
          <table:table-cell office:value-type="string">
            <text:p>Paper</text:p>
          </table:table-cell>
          <table:table-cell office:value-type="float" office:value="2000">
            <text:p>2000</text:p>
          </table:table-cell>
          <table:table-cell office:value-type="float" office:value="2001">
            <text:p>2001</text:p>
          </table:table-cell>
          <table:table-cell table:style-name="ce4" office:value-type="float" office:value="30.9689559936523">
            <text:p>31.0 </text:p>
          </table:table-cell>
          <table:table-cell office:value-type="string">
            <text:p>MMTCE</text:p>
          </table:table-cell>
          <table:table-cell table:number-columns-repeated="1019"/>
        </table:table-row>
        <table:table-row table:style-name="ro1">
          <table:table-cell office:value-type="string">
            <text:p>Paper</text:p>
          </table:table-cell>
          <table:table-cell office:value-type="float" office:value="2001">
            <text:p>2001</text:p>
          </table:table-cell>
          <table:table-cell office:value-type="float" office:value="2003">
            <text:p>2003</text:p>
          </table:table-cell>
          <table:table-cell table:style-name="ce4" office:value-type="float" office:value="28.8780689239502">
            <text:p>28.9 </text:p>
          </table:table-cell>
          <table:table-cell office:value-type="string">
            <text:p>MMTCE</text:p>
          </table:table-cell>
          <table:table-cell table:number-columns-repeated="1019"/>
        </table:table-row>
        <table:table-row table:style-name="ro1">
          <table:table-cell office:value-type="string">
            <text:p>Paper</text:p>
          </table:table-cell>
          <table:table-cell office:value-type="float" office:value="2002">
            <text:p>2002</text:p>
          </table:table-cell>
          <table:table-cell office:value-type="float" office:value="2003">
            <text:p>2003</text:p>
          </table:table-cell>
          <table:table-cell table:style-name="ce4" office:value-type="float" office:value="27.7471199035645">
            <text:p>27.7 </text:p>
          </table:table-cell>
          <table:table-cell office:value-type="string">
            <text:p>MMTCE</text:p>
          </table:table-cell>
          <table:table-cell table:number-columns-repeated="1019"/>
        </table:table-row>
        <table:table-row table:style-name="ro1">
          <table:table-cell office:value-type="string">
            <text:p>Paper</text:p>
          </table:table-cell>
          <table:table-cell office:value-type="float" office:value="2003">
            <text:p>2003</text:p>
          </table:table-cell>
          <table:table-cell office:value-type="float" office:value="2005">
            <text:p>2005</text:p>
          </table:table-cell>
          <table:table-cell table:style-name="ce4" office:value-type="float" office:value="103.076179504395">
            <text:p>103.1 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Paper</text:p>
          </table:table-cell>
          <table:table-cell office:value-type="float" office:value="2004">
            <text:p>2004</text:p>
          </table:table-cell>
          <table:table-cell office:value-type="float" office:value="2007">
            <text:p>2007</text:p>
          </table:table-cell>
          <table:table-cell table:style-name="ce5" office:value-type="float" office:value="105.930397033691">
            <text:p>105.9 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Paper</text:p>
          </table:table-cell>
          <table:table-cell office:value-type="float" office:value="2005">
            <text:p>2005</text:p>
          </table:table-cell>
          <table:table-cell office:value-type="float" office:value="2008">
            <text:p>2008</text:p>
          </table:table-cell>
          <table:table-cell table:style-name="ce5" office:value-type="float" office:value="102.174476623535">
            <text:p>102.2 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Paper</text:p>
          </table:table-cell>
          <table:table-cell office:value-type="float" office:value="2006">
            <text:p>2006</text:p>
          </table:table-cell>
          <table:table-cell office:value-type="float" office:value="2008">
            <text:p>2008</text:p>
          </table:table-cell>
          <table:table-cell table:style-name="ce5" office:value-type="float" office:value="97.558219909668">
            <text:p>97.6 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Paper</text:p>
          </table:table-cell>
          <table:table-cell office:value-type="float" office:value="2007">
            <text:p>2007</text:p>
          </table:table-cell>
          <table:table-cell office:value-type="float" office:value="2008">
            <text:p>2008</text:p>
          </table:table-cell>
          <table:table-cell table:style-name="ce5" office:value-type="float" office:value="95.5179595947266">
            <text:p>95.5 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Paper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table:style-name="ce6" office:value-type="float" office:value="100">
            <text:p>100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Paper</text:p>
          </table:table-cell>
          <table:table-cell office:value-type="float" office:value="2009">
            <text:p>2009</text:p>
          </table:table-cell>
          <table:table-cell office:value-type="float" office:value="2011">
            <text:p>2011</text:p>
          </table:table-cell>
          <table:table-cell table:style-name="ce6" office:value-type="float" office:value="89.7">
            <text:p>89.7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Paper</text:p>
          </table:table-cell>
          <table:table-cell office:value-type="float" office:value="2010">
            <text:p>2010</text:p>
          </table:table-cell>
          <table:table-cell office:value-type="float" office:value="2011">
            <text:p>2011</text:p>
          </table:table-cell>
          <table:table-cell table:style-name="ce6" office:value-type="float" office:value="94.5">
            <text:p>94.5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Paper</text:p>
          </table:table-cell>
          <table:table-cell office:value-type="float" office:value="2011">
            <text:p>2011</text:p>
          </table:table-cell>
          <table:table-cell office:value-type="float" office:value="2012">
            <text:p>2012</text:p>
          </table:table-cell>
          <table:table-cell table:style-name="ce6" office:value-type="float" office:value="72">
            <text:p>72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Refining</text:p>
          </table:table-cell>
          <table:table-cell office:value-type="float" office:value="1998">
            <text:p>1998</text:p>
          </table:table-cell>
          <table:table-cell office:value-type="float" office:value="2000">
            <text:p>2000</text:p>
          </table:table-cell>
          <table:table-cell table:style-name="ce4" office:value-type="float" office:value="53.3410720825195">
            <text:p>53.3 </text:p>
          </table:table-cell>
          <table:table-cell office:value-type="string">
            <text:p>MMTCE</text:p>
          </table:table-cell>
          <table:table-cell table:number-columns-repeated="1019"/>
        </table:table-row>
        <table:table-row table:style-name="ro1">
          <table:table-cell office:value-type="string">
            <text:p>Refining</text:p>
          </table:table-cell>
          <table:table-cell office:value-type="float" office:value="1999">
            <text:p>1999</text:p>
          </table:table-cell>
          <table:table-cell office:value-type="float" office:value="2001">
            <text:p>2001</text:p>
          </table:table-cell>
          <table:table-cell table:style-name="ce4" office:value-type="float" office:value="51.9629325866699">
            <text:p>52.0 </text:p>
          </table:table-cell>
          <table:table-cell office:value-type="string">
            <text:p>MMTCE</text:p>
          </table:table-cell>
          <table:table-cell table:number-columns-repeated="1019"/>
        </table:table-row>
        <table:table-row table:style-name="ro1">
          <table:table-cell office:value-type="string">
            <text:p>Refining</text:p>
          </table:table-cell>
          <table:table-cell office:value-type="float" office:value="2000">
            <text:p>2000</text:p>
          </table:table-cell>
          <table:table-cell office:value-type="float" office:value="2001">
            <text:p>2001</text:p>
          </table:table-cell>
          <table:table-cell table:style-name="ce4" office:value-type="float" office:value="52.49609375">
            <text:p>52.5 </text:p>
          </table:table-cell>
          <table:table-cell office:value-type="string">
            <text:p>MMTCE</text:p>
          </table:table-cell>
          <table:table-cell table:number-columns-repeated="1019"/>
        </table:table-row>
        <table:table-row table:style-name="ro1">
          <table:table-cell office:value-type="string">
            <text:p>Refining</text:p>
          </table:table-cell>
          <table:table-cell office:value-type="float" office:value="2001">
            <text:p>2001</text:p>
          </table:table-cell>
          <table:table-cell office:value-type="float" office:value="2003">
            <text:p>2003</text:p>
          </table:table-cell>
          <table:table-cell table:style-name="ce4" office:value-type="float" office:value="51.9511032104492">
            <text:p>52.0 </text:p>
          </table:table-cell>
          <table:table-cell office:value-type="string">
            <text:p>MMTCE</text:p>
          </table:table-cell>
          <table:table-cell table:number-columns-repeated="1019"/>
        </table:table-row>
        <table:table-row table:style-name="ro1">
          <table:table-cell office:value-type="string">
            <text:p>Refining</text:p>
          </table:table-cell>
          <table:table-cell office:value-type="float" office:value="2002">
            <text:p>2002</text:p>
          </table:table-cell>
          <table:table-cell office:value-type="float" office:value="2003">
            <text:p>2003</text:p>
          </table:table-cell>
          <table:table-cell table:style-name="ce4" office:value-type="float" office:value="51.2570686340332">
            <text:p>51.3 </text:p>
          </table:table-cell>
          <table:table-cell office:value-type="string">
            <text:p>MMTCE</text:p>
          </table:table-cell>
          <table:table-cell table:number-columns-repeated="1019"/>
        </table:table-row>
        <table:table-row table:style-name="ro1">
          <table:table-cell office:value-type="string">
            <text:p>Refining</text:p>
          </table:table-cell>
          <table:table-cell office:value-type="float" office:value="2003">
            <text:p>2003</text:p>
          </table:table-cell>
          <table:table-cell office:value-type="float" office:value="2005">
            <text:p>2005</text:p>
          </table:table-cell>
          <table:table-cell table:style-name="ce4" office:value-type="float" office:value="199.79768371582">
            <text:p>199.8 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Refining</text:p>
          </table:table-cell>
          <table:table-cell office:value-type="float" office:value="2004">
            <text:p>2004</text:p>
          </table:table-cell>
          <table:table-cell office:value-type="float" office:value="2007">
            <text:p>2007</text:p>
          </table:table-cell>
          <table:table-cell table:style-name="ce5" office:value-type="float" office:value="234.029449462891">
            <text:p>234.0 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Refining</text:p>
          </table:table-cell>
          <table:table-cell office:value-type="float" office:value="2005">
            <text:p>2005</text:p>
          </table:table-cell>
          <table:table-cell office:value-type="float" office:value="2008">
            <text:p>2008</text:p>
          </table:table-cell>
          <table:table-cell table:style-name="ce5" office:value-type="float" office:value="246.501983642578">
            <text:p>246.5 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Refining</text:p>
          </table:table-cell>
          <table:table-cell office:value-type="float" office:value="2006">
            <text:p>2006</text:p>
          </table:table-cell>
          <table:table-cell office:value-type="float" office:value="2008">
            <text:p>2008</text:p>
          </table:table-cell>
          <table:table-cell table:style-name="ce5" office:value-type="float" office:value="255.041595458984">
            <text:p>255.0 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Refining</text:p>
          </table:table-cell>
          <table:table-cell office:value-type="float" office:value="2007">
            <text:p>2007</text:p>
          </table:table-cell>
          <table:table-cell office:value-type="float" office:value="2008">
            <text:p>2008</text:p>
          </table:table-cell>
          <table:table-cell table:style-name="ce5" office:value-type="float" office:value="258.778778076172">
            <text:p>258.8 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Refining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table:style-name="ce6" office:value-type="float" office:value="212.1">
            <text:p>212.1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Refining</text:p>
          </table:table-cell>
          <table:table-cell office:value-type="float" office:value="2009">
            <text:p>2009</text:p>
          </table:table-cell>
          <table:table-cell office:value-type="float" office:value="2011">
            <text:p>2011</text:p>
          </table:table-cell>
          <table:table-cell table:style-name="ce6" office:value-type="float" office:value="204.1">
            <text:p>204.1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Refining</text:p>
          </table:table-cell>
          <table:table-cell office:value-type="float" office:value="2010">
            <text:p>2010</text:p>
          </table:table-cell>
          <table:table-cell office:value-type="float" office:value="2011">
            <text:p>2011</text:p>
          </table:table-cell>
          <table:table-cell table:style-name="ce6" office:value-type="float" office:value="206.9">
            <text:p>206.9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>
          <table:table-cell office:value-type="string">
            <text:p>Refining</text:p>
          </table:table-cell>
          <table:table-cell office:value-type="float" office:value="2011">
            <text:p>2011</text:p>
          </table:table-cell>
          <table:table-cell office:value-type="float" office:value="2012">
            <text:p>2012</text:p>
          </table:table-cell>
          <table:table-cell table:style-name="ce6" office:value-type="float" office:value="208.2">
            <text:p>208.2</text:p>
          </table:table-cell>
          <table:table-cell office:value-type="string">
            <text:p>MMT</text:p>
          </table:table-cell>
          <table:table-cell table:number-columns-repeated="1019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>
        <table:named-expression table:name="_Regression_Int" table:base-cell-address="$Sheet1.$A$1" table:expression="1"/>
        <table:named-range table:name="CSTY1997" table:base-cell-address="$Sheet1.$A$1" table:cell-range-address="$Sheet1.$B$123:.$B$182"/>
        <table:named-expression table:name="CSTY1998" table:base-cell-address="$Sheet1.$A$1" table:expression="[$Sheet1.$#REF!$123:.$#REF!$182]"/>
        <table:named-expression table:name="CSTY1999" table:base-cell-address="$Sheet1.$A$1" table:expression="[$Sheet1.$#REF!$123:.$#REF!$182]"/>
        <table:named-range table:name="CSTY2000" table:base-cell-address="$Sheet1.$A$1" table:cell-range-address="$Sheet1.$D$123:.$D$182"/>
        <table:named-range table:name="CSTY2001" table:base-cell-address="$Sheet1.$A$1" table:cell-range-address="$Sheet1.$E$123:.$E$182"/>
        <table:named-expression table:name="CSTY2002" table:base-cell-address="$Sheet1.$A$1" table:expression="[$Sheet1.$#REF!$123:.$#REF!$182]"/>
        <table:named-expression table:name="CSTY2003" table:base-cell-address="$Sheet1.$A$1" table:expression="[$Sheet1.$#REF!$123:.$#REF!$182]"/>
        <table:named-expression table:name="CSTY2004" table:base-cell-address="$Sheet1.$A$1" table:expression="[$Sheet1.$#REF!$123:.$#REF!$182]"/>
        <table:named-range table:name="CSTY2005" table:base-cell-address="$Sheet1.$A$1" table:cell-range-address="$Sheet1.$F$123:.$F$182"/>
        <table:named-range table:name="CSTY2006" table:base-cell-address="$Sheet1.$A$1" table:cell-range-address="$Sheet1.$G$123:.$G$182"/>
        <table:named-range table:name="CSTY2007" table:base-cell-address="$Sheet1.$A$1" table:cell-range-address="$Sheet1.$H$123:.$H$182"/>
        <table:named-range table:name="CSTY2008" table:base-cell-address="$Sheet1.$A$1" table:cell-range-address="$Sheet1.$I$123:.$I$182"/>
        <table:named-range table:name="CSTY2009" table:base-cell-address="$Sheet1.$A$1" table:cell-range-address="$Sheet1.$J$123:.$J$182"/>
        <table:named-range table:name="CSTY2010" table:base-cell-address="$Sheet1.$A$1" table:cell-range-address="$Sheet1.$K$123:.$K$182"/>
        <table:named-range table:name="CSTY2011" table:base-cell-address="$Sheet1.$A$1" table:cell-range-address="$Sheet1.$L$123:.$L$182"/>
        <table:named-range table:name="CSTY2012" table:base-cell-address="$Sheet1.$A$1" table:cell-range-address="$Sheet1.$M$123:.$M$182"/>
        <table:named-range table:name="CSTY2013" table:base-cell-address="$Sheet1.$A$1" table:cell-range-address="$Sheet1.$N$123:.$N$182"/>
        <table:named-range table:name="CSTY2014" table:base-cell-address="$Sheet1.$A$1" table:cell-range-address="$Sheet1.$O$123:.$O$182"/>
        <table:named-range table:name="CSTY2015" table:base-cell-address="$Sheet1.$A$1" table:cell-range-address="$Sheet1.$P$123:.$P$182"/>
        <table:named-range table:name="CSTY2016" table:base-cell-address="$Sheet1.$A$1" table:cell-range-address="$Sheet1.$Q$123:.$Q$182"/>
        <table:named-range table:name="CSTY2017" table:base-cell-address="$Sheet1.$A$1" table:cell-range-address="$Sheet1.$R$123:.$R$182"/>
        <table:named-range table:name="CSTY2018" table:base-cell-address="$Sheet1.$A$1" table:cell-range-address="$Sheet1.$S$123:.$S$182"/>
        <table:named-range table:name="CSTY2019" table:base-cell-address="$Sheet1.$A$1" table:cell-range-address="$Sheet1.$T$123:.$T$182"/>
        <table:named-range table:name="CSTY2020" table:base-cell-address="$Sheet1.$A$1" table:cell-range-address="$Sheet1.$U$123:.$U$182"/>
        <table:named-range table:name="CSTY2020G" table:base-cell-address="$Sheet1.$A$1" table:cell-range-address="$Sheet1.$V$123:.$V$182"/>
        <table:named-range table:name="IALY1997" table:base-cell-address="$Sheet1.$A$1" table:cell-range-address="$Sheet1.$B$586:.$B$602"/>
        <table:named-expression table:name="IALY1998" table:base-cell-address="$Sheet1.$A$1" table:expression="[$Sheet1.$#REF!$586:.$#REF!$602]"/>
        <table:named-expression table:name="IALY1999" table:base-cell-address="$Sheet1.$A$1" table:expression="[$Sheet1.$#REF!$586:.$#REF!$602]"/>
        <table:named-range table:name="IALY2000" table:base-cell-address="$Sheet1.$A$1" table:cell-range-address="$Sheet1.$D$586:.$D$602"/>
        <table:named-range table:name="IALY2001" table:base-cell-address="$Sheet1.$A$1" table:cell-range-address="$Sheet1.$E$586:.$E$602"/>
        <table:named-expression table:name="IALY2002" table:base-cell-address="$Sheet1.$A$1" table:expression="[$Sheet1.$#REF!$586:.$#REF!$602]"/>
        <table:named-expression table:name="IALY2003" table:base-cell-address="$Sheet1.$A$1" table:expression="[$Sheet1.$#REF!$586:.$#REF!$602]"/>
        <table:named-expression table:name="IALY2004" table:base-cell-address="$Sheet1.$A$1" table:expression="[$Sheet1.$#REF!$586:.$#REF!$602]"/>
        <table:named-range table:name="IALY2005" table:base-cell-address="$Sheet1.$A$1" table:cell-range-address="$Sheet1.$F$586:.$F$602"/>
        <table:named-range table:name="IALY2006" table:base-cell-address="$Sheet1.$A$1" table:cell-range-address="$Sheet1.$G$586:.$G$602"/>
        <table:named-range table:name="IALY2007" table:base-cell-address="$Sheet1.$A$1" table:cell-range-address="$Sheet1.$H$586:.$H$602"/>
        <table:named-range table:name="IALY2008" table:base-cell-address="$Sheet1.$A$1" table:cell-range-address="$Sheet1.$I$586:.$I$602"/>
        <table:named-range table:name="IALY2009" table:base-cell-address="$Sheet1.$A$1" table:cell-range-address="$Sheet1.$J$586:.$J$602"/>
        <table:named-range table:name="IALY2010" table:base-cell-address="$Sheet1.$A$1" table:cell-range-address="$Sheet1.$K$586:.$K$602"/>
        <table:named-range table:name="IALY2011" table:base-cell-address="$Sheet1.$A$1" table:cell-range-address="$Sheet1.$L$586:.$L$602"/>
        <table:named-range table:name="IALY2012" table:base-cell-address="$Sheet1.$A$1" table:cell-range-address="$Sheet1.$M$586:.$M$602"/>
        <table:named-range table:name="IALY2013" table:base-cell-address="$Sheet1.$A$1" table:cell-range-address="$Sheet1.$N$586:.$N$602"/>
        <table:named-range table:name="IALY2014" table:base-cell-address="$Sheet1.$A$1" table:cell-range-address="$Sheet1.$O$586:.$O$602"/>
        <table:named-range table:name="IALY2015" table:base-cell-address="$Sheet1.$A$1" table:cell-range-address="$Sheet1.$P$586:.$P$602"/>
        <table:named-range table:name="IALY2016" table:base-cell-address="$Sheet1.$A$1" table:cell-range-address="$Sheet1.$Q$586:.$Q$602"/>
        <table:named-range table:name="IALY2017" table:base-cell-address="$Sheet1.$A$1" table:cell-range-address="$Sheet1.$R$586:.$R$602"/>
        <table:named-range table:name="IALY2018" table:base-cell-address="$Sheet1.$A$1" table:cell-range-address="$Sheet1.$S$586:.$S$602"/>
        <table:named-range table:name="IALY2019" table:base-cell-address="$Sheet1.$A$1" table:cell-range-address="$Sheet1.$T$586:.$T$602"/>
        <table:named-range table:name="IALY2020" table:base-cell-address="$Sheet1.$A$1" table:cell-range-address="$Sheet1.$U$586:.$U$602"/>
        <table:named-range table:name="IALY2020G" table:base-cell-address="$Sheet1.$A$1" table:cell-range-address="$Sheet1.$V$586:.$V$602"/>
        <table:named-range table:name="ICHY1997" table:base-cell-address="$Sheet1.$A$1" table:cell-range-address="$Sheet1.$B$412:.$B$450"/>
        <table:named-expression table:name="ICHY1998" table:base-cell-address="$Sheet1.$A$1" table:expression="[$Sheet1.$#REF!$412:.$#REF!$450]"/>
        <table:named-expression table:name="ICHY1999" table:base-cell-address="$Sheet1.$A$1" table:expression="[$Sheet1.$#REF!$412:.$#REF!$450]"/>
        <table:named-range table:name="ICHY2000" table:base-cell-address="$Sheet1.$A$1" table:cell-range-address="$Sheet1.$D$412:.$D$450"/>
        <table:named-range table:name="ICHY2001" table:base-cell-address="$Sheet1.$A$1" table:cell-range-address="$Sheet1.$E$412:.$E$450"/>
        <table:named-expression table:name="ICHY2002" table:base-cell-address="$Sheet1.$A$1" table:expression="[$Sheet1.$#REF!$412:.$#REF!$450]"/>
        <table:named-expression table:name="ICHY2003" table:base-cell-address="$Sheet1.$A$1" table:expression="[$Sheet1.$#REF!$412:.$#REF!$450]"/>
        <table:named-expression table:name="ICHY2004" table:base-cell-address="$Sheet1.$A$1" table:expression="[$Sheet1.$#REF!$412:.$#REF!$450]"/>
        <table:named-range table:name="ICHY2005" table:base-cell-address="$Sheet1.$A$1" table:cell-range-address="$Sheet1.$F$412:.$F$450"/>
        <table:named-range table:name="ICHY2006" table:base-cell-address="$Sheet1.$A$1" table:cell-range-address="$Sheet1.$G$412:.$G$450"/>
        <table:named-range table:name="ICHY2007" table:base-cell-address="$Sheet1.$A$1" table:cell-range-address="$Sheet1.$H$412:.$H$450"/>
        <table:named-range table:name="ICHY2008" table:base-cell-address="$Sheet1.$A$1" table:cell-range-address="$Sheet1.$I$412:.$I$450"/>
        <table:named-range table:name="ICHY2009" table:base-cell-address="$Sheet1.$A$1" table:cell-range-address="$Sheet1.$J$412:.$J$450"/>
        <table:named-range table:name="ICHY2010" table:base-cell-address="$Sheet1.$A$1" table:cell-range-address="$Sheet1.$K$412:.$K$450"/>
        <table:named-range table:name="ICHY2011" table:base-cell-address="$Sheet1.$A$1" table:cell-range-address="$Sheet1.$L$412:.$L$450"/>
        <table:named-range table:name="ICHY2012" table:base-cell-address="$Sheet1.$A$1" table:cell-range-address="$Sheet1.$M$412:.$M$450"/>
        <table:named-range table:name="ICHY2013" table:base-cell-address="$Sheet1.$A$1" table:cell-range-address="$Sheet1.$N$412:.$N$450"/>
        <table:named-range table:name="ICHY2014" table:base-cell-address="$Sheet1.$A$1" table:cell-range-address="$Sheet1.$O$412:.$O$450"/>
        <table:named-range table:name="ICHY2015" table:base-cell-address="$Sheet1.$A$1" table:cell-range-address="$Sheet1.$P$412:.$P$450"/>
        <table:named-range table:name="ICHY2016" table:base-cell-address="$Sheet1.$A$1" table:cell-range-address="$Sheet1.$Q$412:.$Q$450"/>
        <table:named-range table:name="ICHY2017" table:base-cell-address="$Sheet1.$A$1" table:cell-range-address="$Sheet1.$R$412:.$R$450"/>
        <table:named-range table:name="ICHY2018" table:base-cell-address="$Sheet1.$A$1" table:cell-range-address="$Sheet1.$S$412:.$S$450"/>
        <table:named-range table:name="ICHY2019" table:base-cell-address="$Sheet1.$A$1" table:cell-range-address="$Sheet1.$T$412:.$T$450"/>
        <table:named-range table:name="ICHY2020" table:base-cell-address="$Sheet1.$A$1" table:cell-range-address="$Sheet1.$U$412:.$U$450"/>
        <table:named-range table:name="ICHY2020G" table:base-cell-address="$Sheet1.$A$1" table:cell-range-address="$Sheet1.$V$412:.$V$450"/>
        <table:named-range table:name="ICMY1997" table:base-cell-address="$Sheet1.$A$1" table:cell-range-address="$Sheet1.$B$504:.$B$526"/>
        <table:named-expression table:name="ICMY1998" table:base-cell-address="$Sheet1.$A$1" table:expression="[$Sheet1.$#REF!$504:.$#REF!$526]"/>
        <table:named-expression table:name="ICMY1999" table:base-cell-address="$Sheet1.$A$1" table:expression="[$Sheet1.$#REF!$504:.$#REF!$526]"/>
        <table:named-range table:name="ICMY2000" table:base-cell-address="$Sheet1.$A$1" table:cell-range-address="$Sheet1.$D$504:.$D$526"/>
        <table:named-range table:name="ICMY2001" table:base-cell-address="$Sheet1.$A$1" table:cell-range-address="$Sheet1.$E$504:.$E$526"/>
        <table:named-expression table:name="ICMY2002" table:base-cell-address="$Sheet1.$A$1" table:expression="[$Sheet1.$#REF!$504:.$#REF!$526]"/>
        <table:named-expression table:name="ICMY2003" table:base-cell-address="$Sheet1.$A$1" table:expression="[$Sheet1.$#REF!$504:.$#REF!$526]"/>
        <table:named-expression table:name="ICMY2004" table:base-cell-address="$Sheet1.$A$1" table:expression="[$Sheet1.$#REF!$504:.$#REF!$526]"/>
        <table:named-range table:name="ICMY2005" table:base-cell-address="$Sheet1.$A$1" table:cell-range-address="$Sheet1.$F$504:.$F$526"/>
        <table:named-range table:name="ICMY2006" table:base-cell-address="$Sheet1.$A$1" table:cell-range-address="$Sheet1.$G$504:.$G$526"/>
        <table:named-range table:name="ICMY2007" table:base-cell-address="$Sheet1.$A$1" table:cell-range-address="$Sheet1.$H$504:.$H$526"/>
        <table:named-range table:name="ICMY2008" table:base-cell-address="$Sheet1.$A$1" table:cell-range-address="$Sheet1.$I$504:.$I$526"/>
        <table:named-range table:name="ICMY2009" table:base-cell-address="$Sheet1.$A$1" table:cell-range-address="$Sheet1.$J$504:.$J$526"/>
        <table:named-range table:name="ICMY2010" table:base-cell-address="$Sheet1.$A$1" table:cell-range-address="$Sheet1.$K$504:.$K$526"/>
        <table:named-range table:name="ICMY2011" table:base-cell-address="$Sheet1.$A$1" table:cell-range-address="$Sheet1.$L$504:.$L$526"/>
        <table:named-range table:name="ICMY2012" table:base-cell-address="$Sheet1.$A$1" table:cell-range-address="$Sheet1.$M$504:.$M$526"/>
        <table:named-range table:name="ICMY2013" table:base-cell-address="$Sheet1.$A$1" table:cell-range-address="$Sheet1.$N$504:.$N$526"/>
        <table:named-range table:name="ICMY2014" table:base-cell-address="$Sheet1.$A$1" table:cell-range-address="$Sheet1.$O$504:.$O$526"/>
        <table:named-range table:name="ICMY2015" table:base-cell-address="$Sheet1.$A$1" table:cell-range-address="$Sheet1.$P$504:.$P$526"/>
        <table:named-range table:name="ICMY2016" table:base-cell-address="$Sheet1.$A$1" table:cell-range-address="$Sheet1.$Q$504:.$Q$526"/>
        <table:named-range table:name="ICMY2017" table:base-cell-address="$Sheet1.$A$1" table:cell-range-address="$Sheet1.$R$504:.$R$526"/>
        <table:named-range table:name="ICMY2018" table:base-cell-address="$Sheet1.$A$1" table:cell-range-address="$Sheet1.$S$504:.$S$526"/>
        <table:named-range table:name="ICMY2019" table:base-cell-address="$Sheet1.$A$1" table:cell-range-address="$Sheet1.$T$504:.$T$526"/>
        <table:named-range table:name="ICMY2020" table:base-cell-address="$Sheet1.$A$1" table:cell-range-address="$Sheet1.$U$504:.$U$526"/>
        <table:named-range table:name="ICMY2020G" table:base-cell-address="$Sheet1.$A$1" table:cell-range-address="$Sheet1.$V$504:.$V$526"/>
        <table:named-range table:name="IFDY1997" table:base-cell-address="$Sheet1.$A$1" table:cell-range-address="$Sheet1.$B$326:.$B$352"/>
        <table:named-expression table:name="IFDY1998" table:base-cell-address="$Sheet1.$A$1" table:expression="[$Sheet1.$#REF!$326:.$#REF!$352]"/>
        <table:named-expression table:name="IFDY1999" table:base-cell-address="$Sheet1.$A$1" table:expression="[$Sheet1.$#REF!$326:.$#REF!$352]"/>
        <table:named-range table:name="IFDY2000" table:base-cell-address="$Sheet1.$A$1" table:cell-range-address="$Sheet1.$D$326:.$D$352"/>
        <table:named-range table:name="IFDY2001" table:base-cell-address="$Sheet1.$A$1" table:cell-range-address="$Sheet1.$E$326:.$E$352"/>
        <table:named-expression table:name="IFDY2002" table:base-cell-address="$Sheet1.$A$1" table:expression="[$Sheet1.$#REF!$326:.$#REF!$352]"/>
        <table:named-expression table:name="IFDY2003" table:base-cell-address="$Sheet1.$A$1" table:expression="[$Sheet1.$#REF!$326:.$#REF!$352]"/>
        <table:named-expression table:name="IFDY2004" table:base-cell-address="$Sheet1.$A$1" table:expression="[$Sheet1.$#REF!$326:.$#REF!$352]"/>
        <table:named-range table:name="IFDY2005" table:base-cell-address="$Sheet1.$A$1" table:cell-range-address="$Sheet1.$F$326:.$F$352"/>
        <table:named-range table:name="IFDY2006" table:base-cell-address="$Sheet1.$A$1" table:cell-range-address="$Sheet1.$G$326:.$G$352"/>
        <table:named-range table:name="IFDY2007" table:base-cell-address="$Sheet1.$A$1" table:cell-range-address="$Sheet1.$H$326:.$H$352"/>
        <table:named-range table:name="IFDY2008" table:base-cell-address="$Sheet1.$A$1" table:cell-range-address="$Sheet1.$I$326:.$I$352"/>
        <table:named-range table:name="IFDY2009" table:base-cell-address="$Sheet1.$A$1" table:cell-range-address="$Sheet1.$J$326:.$J$352"/>
        <table:named-range table:name="IFDY2010" table:base-cell-address="$Sheet1.$A$1" table:cell-range-address="$Sheet1.$K$326:.$K$352"/>
        <table:named-range table:name="IFDY2011" table:base-cell-address="$Sheet1.$A$1" table:cell-range-address="$Sheet1.$L$326:.$L$352"/>
        <table:named-range table:name="IFDY2012" table:base-cell-address="$Sheet1.$A$1" table:cell-range-address="$Sheet1.$M$326:.$M$352"/>
        <table:named-range table:name="IFDY2013" table:base-cell-address="$Sheet1.$A$1" table:cell-range-address="$Sheet1.$N$326:.$N$352"/>
        <table:named-range table:name="IFDY2014" table:base-cell-address="$Sheet1.$A$1" table:cell-range-address="$Sheet1.$O$326:.$O$352"/>
        <table:named-range table:name="IFDY2015" table:base-cell-address="$Sheet1.$A$1" table:cell-range-address="$Sheet1.$P$326:.$P$352"/>
        <table:named-range table:name="IFDY2016" table:base-cell-address="$Sheet1.$A$1" table:cell-range-address="$Sheet1.$Q$326:.$Q$352"/>
        <table:named-range table:name="IFDY2017" table:base-cell-address="$Sheet1.$A$1" table:cell-range-address="$Sheet1.$R$326:.$R$352"/>
        <table:named-range table:name="IFDY2018" table:base-cell-address="$Sheet1.$A$1" table:cell-range-address="$Sheet1.$S$326:.$S$352"/>
        <table:named-range table:name="IFDY2019" table:base-cell-address="$Sheet1.$A$1" table:cell-range-address="$Sheet1.$T$326:.$T$352"/>
        <table:named-range table:name="IFDY2020" table:base-cell-address="$Sheet1.$A$1" table:cell-range-address="$Sheet1.$U$326:.$U$352"/>
        <table:named-range table:name="IFDY2020G" table:base-cell-address="$Sheet1.$A$1" table:cell-range-address="$Sheet1.$V$326:.$V$352"/>
        <table:named-range table:name="IGLY1997" table:base-cell-address="$Sheet1.$A$1" table:cell-range-address="$Sheet1.$B$468:.$B$488"/>
        <table:named-expression table:name="IGLY1998" table:base-cell-address="$Sheet1.$A$1" table:expression="[$Sheet1.$#REF!$468:.$#REF!$488]"/>
        <table:named-expression table:name="IGLY1999" table:base-cell-address="$Sheet1.$A$1" table:expression="[$Sheet1.$#REF!$468:.$#REF!$488]"/>
        <table:named-range table:name="IGLY2000" table:base-cell-address="$Sheet1.$A$1" table:cell-range-address="$Sheet1.$D$468:.$D$488"/>
        <table:named-range table:name="IGLY2001" table:base-cell-address="$Sheet1.$A$1" table:cell-range-address="$Sheet1.$E$468:.$E$488"/>
        <table:named-expression table:name="IGLY2002" table:base-cell-address="$Sheet1.$A$1" table:expression="[$Sheet1.$#REF!$468:.$#REF!$488]"/>
        <table:named-expression table:name="IGLY2003" table:base-cell-address="$Sheet1.$A$1" table:expression="[$Sheet1.$#REF!$468:.$#REF!$488]"/>
        <table:named-expression table:name="IGLY2004" table:base-cell-address="$Sheet1.$A$1" table:expression="[$Sheet1.$#REF!$468:.$#REF!$488]"/>
        <table:named-range table:name="IGLY2005" table:base-cell-address="$Sheet1.$A$1" table:cell-range-address="$Sheet1.$F$468:.$F$488"/>
        <table:named-range table:name="IGLY2006" table:base-cell-address="$Sheet1.$A$1" table:cell-range-address="$Sheet1.$G$468:.$G$488"/>
        <table:named-range table:name="IGLY2007" table:base-cell-address="$Sheet1.$A$1" table:cell-range-address="$Sheet1.$H$468:.$H$488"/>
        <table:named-range table:name="IGLY2008" table:base-cell-address="$Sheet1.$A$1" table:cell-range-address="$Sheet1.$I$468:.$I$488"/>
        <table:named-range table:name="IGLY2009" table:base-cell-address="$Sheet1.$A$1" table:cell-range-address="$Sheet1.$J$468:.$J$488"/>
        <table:named-range table:name="IGLY2010" table:base-cell-address="$Sheet1.$A$1" table:cell-range-address="$Sheet1.$K$468:.$K$488"/>
        <table:named-range table:name="IGLY2011" table:base-cell-address="$Sheet1.$A$1" table:cell-range-address="$Sheet1.$L$468:.$L$488"/>
        <table:named-range table:name="IGLY2012" table:base-cell-address="$Sheet1.$A$1" table:cell-range-address="$Sheet1.$M$468:.$M$488"/>
        <table:named-range table:name="IGLY2013" table:base-cell-address="$Sheet1.$A$1" table:cell-range-address="$Sheet1.$N$468:.$N$488"/>
        <table:named-range table:name="IGLY2014" table:base-cell-address="$Sheet1.$A$1" table:cell-range-address="$Sheet1.$O$468:.$O$488"/>
        <table:named-range table:name="IGLY2015" table:base-cell-address="$Sheet1.$A$1" table:cell-range-address="$Sheet1.$P$468:.$P$488"/>
        <table:named-range table:name="IGLY2016" table:base-cell-address="$Sheet1.$A$1" table:cell-range-address="$Sheet1.$Q$468:.$Q$488"/>
        <table:named-range table:name="IGLY2017" table:base-cell-address="$Sheet1.$A$1" table:cell-range-address="$Sheet1.$R$468:.$R$488"/>
        <table:named-range table:name="IGLY2018" table:base-cell-address="$Sheet1.$A$1" table:cell-range-address="$Sheet1.$S$468:.$S$488"/>
        <table:named-range table:name="IGLY2019" table:base-cell-address="$Sheet1.$A$1" table:cell-range-address="$Sheet1.$T$468:.$T$488"/>
        <table:named-range table:name="IGLY2020" table:base-cell-address="$Sheet1.$A$1" table:cell-range-address="$Sheet1.$U$468:.$U$488"/>
        <table:named-range table:name="IGLY2020G" table:base-cell-address="$Sheet1.$A$1" table:cell-range-address="$Sheet1.$V$468:.$V$488"/>
        <table:named-range table:name="IIRY1997" table:base-cell-address="$Sheet1.$A$1" table:cell-range-address="$Sheet1.$B$543:.$B$569"/>
        <table:named-expression table:name="IIRY1998" table:base-cell-address="$Sheet1.$A$1" table:expression="[$Sheet1.$#REF!$543:.$#REF!$569]"/>
        <table:named-expression table:name="IIRY1999" table:base-cell-address="$Sheet1.$A$1" table:expression="[$Sheet1.$#REF!$543:.$#REF!$569]"/>
        <table:named-range table:name="IIRY2000" table:base-cell-address="$Sheet1.$A$1" table:cell-range-address="$Sheet1.$D$543:.$D$569"/>
        <table:named-range table:name="IIRY2001" table:base-cell-address="$Sheet1.$A$1" table:cell-range-address="$Sheet1.$E$543:.$E$569"/>
        <table:named-expression table:name="IIRY2002" table:base-cell-address="$Sheet1.$A$1" table:expression="[$Sheet1.$#REF!$543:.$#REF!$569]"/>
        <table:named-expression table:name="IIRY2003" table:base-cell-address="$Sheet1.$A$1" table:expression="[$Sheet1.$#REF!$543:.$#REF!$569]"/>
        <table:named-expression table:name="IIRY2004" table:base-cell-address="$Sheet1.$A$1" table:expression="[$Sheet1.$#REF!$543:.$#REF!$569]"/>
        <table:named-range table:name="IIRY2005" table:base-cell-address="$Sheet1.$A$1" table:cell-range-address="$Sheet1.$F$543:.$F$569"/>
        <table:named-range table:name="IIRY2006" table:base-cell-address="$Sheet1.$A$1" table:cell-range-address="$Sheet1.$G$543:.$G$569"/>
        <table:named-range table:name="IIRY2007" table:base-cell-address="$Sheet1.$A$1" table:cell-range-address="$Sheet1.$H$543:.$H$569"/>
        <table:named-range table:name="IIRY2008" table:base-cell-address="$Sheet1.$A$1" table:cell-range-address="$Sheet1.$I$543:.$I$569"/>
        <table:named-range table:name="IIRY2009" table:base-cell-address="$Sheet1.$A$1" table:cell-range-address="$Sheet1.$J$543:.$J$569"/>
        <table:named-range table:name="IIRY2010" table:base-cell-address="$Sheet1.$A$1" table:cell-range-address="$Sheet1.$K$543:.$K$569"/>
        <table:named-range table:name="IIRY2011" table:base-cell-address="$Sheet1.$A$1" table:cell-range-address="$Sheet1.$L$543:.$L$569"/>
        <table:named-range table:name="IIRY2012" table:base-cell-address="$Sheet1.$A$1" table:cell-range-address="$Sheet1.$M$543:.$M$569"/>
        <table:named-range table:name="IIRY2013" table:base-cell-address="$Sheet1.$A$1" table:cell-range-address="$Sheet1.$N$543:.$N$569"/>
        <table:named-range table:name="IIRY2014" table:base-cell-address="$Sheet1.$A$1" table:cell-range-address="$Sheet1.$O$543:.$O$569"/>
        <table:named-range table:name="IIRY2015" table:base-cell-address="$Sheet1.$A$1" table:cell-range-address="$Sheet1.$P$543:.$P$569"/>
        <table:named-range table:name="IIRY2016" table:base-cell-address="$Sheet1.$A$1" table:cell-range-address="$Sheet1.$Q$543:.$Q$569"/>
        <table:named-range table:name="IIRY2017" table:base-cell-address="$Sheet1.$A$1" table:cell-range-address="$Sheet1.$R$543:.$R$569"/>
        <table:named-range table:name="IIRY2018" table:base-cell-address="$Sheet1.$A$1" table:cell-range-address="$Sheet1.$S$543:.$S$569"/>
        <table:named-range table:name="IIRY2019" table:base-cell-address="$Sheet1.$A$1" table:cell-range-address="$Sheet1.$T$543:.$T$569"/>
        <table:named-range table:name="IIRY2020" table:base-cell-address="$Sheet1.$A$1" table:cell-range-address="$Sheet1.$U$543:.$U$569"/>
        <table:named-range table:name="IIRY2020G" table:base-cell-address="$Sheet1.$A$1" table:cell-range-address="$Sheet1.$V$543:.$V$569"/>
        <table:named-range table:name="IPPY1997" table:base-cell-address="$Sheet1.$A$1" table:cell-range-address="$Sheet1.$B$369:.$B$395"/>
        <table:named-expression table:name="IPPY1998" table:base-cell-address="$Sheet1.$A$1" table:expression="[$Sheet1.$#REF!$369:.$#REF!$395]"/>
        <table:named-expression table:name="IPPY1999" table:base-cell-address="$Sheet1.$A$1" table:expression="[$Sheet1.$#REF!$369:.$#REF!$395]"/>
        <table:named-range table:name="IPPY2000" table:base-cell-address="$Sheet1.$A$1" table:cell-range-address="$Sheet1.$D$369:.$D$395"/>
        <table:named-range table:name="IPPY2001" table:base-cell-address="$Sheet1.$A$1" table:cell-range-address="$Sheet1.$E$369:.$E$395"/>
        <table:named-expression table:name="IPPY2002" table:base-cell-address="$Sheet1.$A$1" table:expression="[$Sheet1.$#REF!$369:.$#REF!$395]"/>
        <table:named-expression table:name="IPPY2003" table:base-cell-address="$Sheet1.$A$1" table:expression="[$Sheet1.$#REF!$369:.$#REF!$395]"/>
        <table:named-expression table:name="IPPY2004" table:base-cell-address="$Sheet1.$A$1" table:expression="[$Sheet1.$#REF!$369:.$#REF!$395]"/>
        <table:named-range table:name="IPPY2005" table:base-cell-address="$Sheet1.$A$1" table:cell-range-address="$Sheet1.$F$369:.$F$395"/>
        <table:named-range table:name="IPPY2006" table:base-cell-address="$Sheet1.$A$1" table:cell-range-address="$Sheet1.$G$369:.$G$395"/>
        <table:named-range table:name="IPPY2007" table:base-cell-address="$Sheet1.$A$1" table:cell-range-address="$Sheet1.$H$369:.$H$395"/>
        <table:named-range table:name="IPPY2008" table:base-cell-address="$Sheet1.$A$1" table:cell-range-address="$Sheet1.$I$369:.$I$395"/>
        <table:named-range table:name="IPPY2009" table:base-cell-address="$Sheet1.$A$1" table:cell-range-address="$Sheet1.$J$369:.$J$395"/>
        <table:named-range table:name="IPPY2010" table:base-cell-address="$Sheet1.$A$1" table:cell-range-address="$Sheet1.$K$369:.$K$395"/>
        <table:named-range table:name="IPPY2011" table:base-cell-address="$Sheet1.$A$1" table:cell-range-address="$Sheet1.$L$369:.$L$395"/>
        <table:named-range table:name="IPPY2012" table:base-cell-address="$Sheet1.$A$1" table:cell-range-address="$Sheet1.$M$369:.$M$395"/>
        <table:named-range table:name="IPPY2013" table:base-cell-address="$Sheet1.$A$1" table:cell-range-address="$Sheet1.$N$369:.$N$395"/>
        <table:named-range table:name="IPPY2014" table:base-cell-address="$Sheet1.$A$1" table:cell-range-address="$Sheet1.$O$369:.$O$395"/>
        <table:named-range table:name="IPPY2015" table:base-cell-address="$Sheet1.$A$1" table:cell-range-address="$Sheet1.$P$369:.$P$395"/>
        <table:named-range table:name="IPPY2016" table:base-cell-address="$Sheet1.$A$1" table:cell-range-address="$Sheet1.$Q$369:.$Q$395"/>
        <table:named-range table:name="IPPY2017" table:base-cell-address="$Sheet1.$A$1" table:cell-range-address="$Sheet1.$R$369:.$R$395"/>
        <table:named-range table:name="IPPY2018" table:base-cell-address="$Sheet1.$A$1" table:cell-range-address="$Sheet1.$S$369:.$S$395"/>
        <table:named-range table:name="IPPY2019" table:base-cell-address="$Sheet1.$A$1" table:cell-range-address="$Sheet1.$T$369:.$T$395"/>
        <table:named-range table:name="IPPY2020" table:base-cell-address="$Sheet1.$A$1" table:cell-range-address="$Sheet1.$U$369:.$U$395"/>
        <table:named-range table:name="IPPY2020G" table:base-cell-address="$Sheet1.$A$1" table:cell-range-address="$Sheet1.$V$369:.$V$395"/>
        <table:named-range table:name="IRFY1997" table:base-cell-address="$Sheet1.$A$1" table:cell-range-address="$Sheet1.$B$280:.$B$308"/>
        <table:named-expression table:name="IRFY1998" table:base-cell-address="$Sheet1.$A$1" table:expression="[$Sheet1.$#REF!$280:.$#REF!$308]"/>
        <table:named-expression table:name="IRFY1999" table:base-cell-address="$Sheet1.$A$1" table:expression="[$Sheet1.$#REF!$280:.$#REF!$308]"/>
        <table:named-range table:name="IRFY2000" table:base-cell-address="$Sheet1.$A$1" table:cell-range-address="$Sheet1.$D$280:.$D$308"/>
        <table:named-range table:name="IRFY2001" table:base-cell-address="$Sheet1.$A$1" table:cell-range-address="$Sheet1.$E$280:.$E$308"/>
        <table:named-expression table:name="IRFY2002" table:base-cell-address="$Sheet1.$A$1" table:expression="[$Sheet1.$#REF!$280:.$#REF!$308]"/>
        <table:named-expression table:name="IRFY2003" table:base-cell-address="$Sheet1.$A$1" table:expression="[$Sheet1.$#REF!$280:.$#REF!$308]"/>
        <table:named-expression table:name="IRFY2004" table:base-cell-address="$Sheet1.$A$1" table:expression="[$Sheet1.$#REF!$280:.$#REF!$308]"/>
        <table:named-range table:name="IRFY2005" table:base-cell-address="$Sheet1.$A$1" table:cell-range-address="$Sheet1.$F$280:.$F$308"/>
        <table:named-range table:name="IRFY2006" table:base-cell-address="$Sheet1.$A$1" table:cell-range-address="$Sheet1.$G$280:.$G$308"/>
        <table:named-range table:name="IRFY2007" table:base-cell-address="$Sheet1.$A$1" table:cell-range-address="$Sheet1.$H$280:.$H$308"/>
        <table:named-range table:name="IRFY2008" table:base-cell-address="$Sheet1.$A$1" table:cell-range-address="$Sheet1.$I$280:.$I$308"/>
        <table:named-range table:name="IRFY2009" table:base-cell-address="$Sheet1.$A$1" table:cell-range-address="$Sheet1.$J$280:.$J$308"/>
        <table:named-range table:name="IRFY2010" table:base-cell-address="$Sheet1.$A$1" table:cell-range-address="$Sheet1.$K$280:.$K$308"/>
        <table:named-range table:name="IRFY2011" table:base-cell-address="$Sheet1.$A$1" table:cell-range-address="$Sheet1.$L$280:.$L$308"/>
        <table:named-range table:name="IRFY2012" table:base-cell-address="$Sheet1.$A$1" table:cell-range-address="$Sheet1.$M$280:.$M$308"/>
        <table:named-range table:name="IRFY2013" table:base-cell-address="$Sheet1.$A$1" table:cell-range-address="$Sheet1.$N$280:.$N$308"/>
        <table:named-range table:name="IRFY2014" table:base-cell-address="$Sheet1.$A$1" table:cell-range-address="$Sheet1.$O$280:.$O$308"/>
        <table:named-range table:name="IRFY2015" table:base-cell-address="$Sheet1.$A$1" table:cell-range-address="$Sheet1.$P$280:.$P$308"/>
        <table:named-range table:name="IRFY2016" table:base-cell-address="$Sheet1.$A$1" table:cell-range-address="$Sheet1.$Q$280:.$Q$308"/>
        <table:named-range table:name="IRFY2017" table:base-cell-address="$Sheet1.$A$1" table:cell-range-address="$Sheet1.$R$280:.$R$308"/>
        <table:named-range table:name="IRFY2018" table:base-cell-address="$Sheet1.$A$1" table:cell-range-address="$Sheet1.$S$280:.$S$308"/>
        <table:named-range table:name="IRFY2019" table:base-cell-address="$Sheet1.$A$1" table:cell-range-address="$Sheet1.$T$280:.$T$308"/>
        <table:named-range table:name="IRFY2020" table:base-cell-address="$Sheet1.$A$1" table:cell-range-address="$Sheet1.$U$280:.$U$308"/>
        <table:named-range table:name="IRFY2020G" table:base-cell-address="$Sheet1.$A$1" table:cell-range-address="$Sheet1.$V$280:.$V$308"/>
        <table:named-range table:name="ISMY1997" table:base-cell-address="$Sheet1.$A$1" table:cell-range-address="$Sheet1.$B$209:.$B$264"/>
        <table:named-expression table:name="ISMY1998" table:base-cell-address="$Sheet1.$A$1" table:expression="[$Sheet1.$#REF!$209:.$#REF!$264]"/>
        <table:named-expression table:name="ISMY1999" table:base-cell-address="$Sheet1.$A$1" table:expression="[$Sheet1.$#REF!$209:.$#REF!$264]"/>
        <table:named-range table:name="ISMY2000" table:base-cell-address="$Sheet1.$A$1" table:cell-range-address="$Sheet1.$D$209:.$D$264"/>
        <table:named-range table:name="ISMY2001" table:base-cell-address="$Sheet1.$A$1" table:cell-range-address="$Sheet1.$E$209:.$E$264"/>
        <table:named-expression table:name="ISMY2002" table:base-cell-address="$Sheet1.$A$1" table:expression="[$Sheet1.$#REF!$209:.$#REF!$264]"/>
        <table:named-expression table:name="ISMY2003" table:base-cell-address="$Sheet1.$A$1" table:expression="[$Sheet1.$#REF!$209:.$#REF!$264]"/>
        <table:named-expression table:name="ISMY2004" table:base-cell-address="$Sheet1.$A$1" table:expression="[$Sheet1.$#REF!$209:.$#REF!$264]"/>
        <table:named-range table:name="ISMY2005" table:base-cell-address="$Sheet1.$A$1" table:cell-range-address="$Sheet1.$F$209:.$F$264"/>
        <table:named-range table:name="ISMY2006" table:base-cell-address="$Sheet1.$A$1" table:cell-range-address="$Sheet1.$G$209:.$G$264"/>
        <table:named-range table:name="ISMY2007" table:base-cell-address="$Sheet1.$A$1" table:cell-range-address="$Sheet1.$H$209:.$H$264"/>
        <table:named-range table:name="ISMY2008" table:base-cell-address="$Sheet1.$A$1" table:cell-range-address="$Sheet1.$I$209:.$I$264"/>
        <table:named-range table:name="ISMY2009" table:base-cell-address="$Sheet1.$A$1" table:cell-range-address="$Sheet1.$J$209:.$J$264"/>
        <table:named-range table:name="ISMY2010" table:base-cell-address="$Sheet1.$A$1" table:cell-range-address="$Sheet1.$K$209:.$K$264"/>
        <table:named-range table:name="ISMY2011" table:base-cell-address="$Sheet1.$A$1" table:cell-range-address="$Sheet1.$L$209:.$L$264"/>
        <table:named-range table:name="ISMY2012" table:base-cell-address="$Sheet1.$A$1" table:cell-range-address="$Sheet1.$M$209:.$M$264"/>
        <table:named-range table:name="ISMY2013" table:base-cell-address="$Sheet1.$A$1" table:cell-range-address="$Sheet1.$N$209:.$N$264"/>
        <table:named-range table:name="ISMY2014" table:base-cell-address="$Sheet1.$A$1" table:cell-range-address="$Sheet1.$O$209:.$O$264"/>
        <table:named-range table:name="ISMY2015" table:base-cell-address="$Sheet1.$A$1" table:cell-range-address="$Sheet1.$P$209:.$P$264"/>
        <table:named-range table:name="ISMY2016" table:base-cell-address="$Sheet1.$A$1" table:cell-range-address="$Sheet1.$Q$209:.$Q$264"/>
        <table:named-range table:name="ISMY2017" table:base-cell-address="$Sheet1.$A$1" table:cell-range-address="$Sheet1.$R$209:.$R$264"/>
        <table:named-range table:name="ISMY2018" table:base-cell-address="$Sheet1.$A$1" table:cell-range-address="$Sheet1.$S$209:.$S$264"/>
        <table:named-range table:name="ISMY2019" table:base-cell-address="$Sheet1.$A$1" table:cell-range-address="$Sheet1.$T$209:.$T$264"/>
        <table:named-range table:name="ISMY2020" table:base-cell-address="$Sheet1.$A$1" table:cell-range-address="$Sheet1.$U$209:.$U$264"/>
        <table:named-range table:name="ISMY2020G" table:base-cell-address="$Sheet1.$A$1" table:cell-range-address="$Sheet1.$V$209:.$V$264"/>
        <table:named-range table:name="RSTY1997" table:base-cell-address="$Sheet1.$A$1" table:cell-range-address="$Sheet1.$B$16:.$B$92"/>
        <table:named-expression table:name="RSTY1998" table:base-cell-address="$Sheet1.$A$1" table:expression="[$Sheet1.$#REF!$16:.$#REF!$92]"/>
        <table:named-expression table:name="RSTY1999" table:base-cell-address="$Sheet1.$A$1" table:expression="[$Sheet1.$#REF!$16:.$#REF!$92]"/>
        <table:named-range table:name="RSTY2000" table:base-cell-address="$Sheet1.$A$1" table:cell-range-address="$Sheet1.$D$16:.$D$92"/>
        <table:named-range table:name="RSTY2001" table:base-cell-address="$Sheet1.$A$1" table:cell-range-address="$Sheet1.$E$16:.$E$92"/>
        <table:named-expression table:name="RSTY2002" table:base-cell-address="$Sheet1.$A$1" table:expression="[$Sheet1.$#REF!$16:.$#REF!$92]"/>
        <table:named-expression table:name="RSTY2003" table:base-cell-address="$Sheet1.$A$1" table:expression="[$Sheet1.$#REF!$16:.$#REF!$92]"/>
        <table:named-expression table:name="RSTY2004" table:base-cell-address="$Sheet1.$A$1" table:expression="[$Sheet1.$#REF!$16:.$#REF!$92]"/>
        <table:named-range table:name="RSTY2005" table:base-cell-address="$Sheet1.$A$1" table:cell-range-address="$Sheet1.$F$16:.$F$92"/>
        <table:named-range table:name="RSTY2006" table:base-cell-address="$Sheet1.$A$1" table:cell-range-address="$Sheet1.$G$16:.$G$92"/>
        <table:named-range table:name="RSTY2007" table:base-cell-address="$Sheet1.$A$1" table:cell-range-address="$Sheet1.$H$16:.$H$92"/>
        <table:named-range table:name="RSTY2008" table:base-cell-address="$Sheet1.$A$1" table:cell-range-address="$Sheet1.$I$16:.$I$92"/>
        <table:named-range table:name="RSTY2009" table:base-cell-address="$Sheet1.$A$1" table:cell-range-address="$Sheet1.$J$16:.$J$92"/>
        <table:named-range table:name="RSTY2010" table:base-cell-address="$Sheet1.$A$1" table:cell-range-address="$Sheet1.$K$16:.$K$92"/>
        <table:named-range table:name="RSTY2011" table:base-cell-address="$Sheet1.$A$1" table:cell-range-address="$Sheet1.$L$16:.$L$92"/>
        <table:named-range table:name="RSTY2012" table:base-cell-address="$Sheet1.$A$1" table:cell-range-address="$Sheet1.$M$16:.$M$92"/>
        <table:named-range table:name="RSTY2013" table:base-cell-address="$Sheet1.$A$1" table:cell-range-address="$Sheet1.$N$16:.$N$92"/>
        <table:named-range table:name="RSTY2014" table:base-cell-address="$Sheet1.$A$1" table:cell-range-address="$Sheet1.$O$16:.$O$92"/>
        <table:named-range table:name="RSTY2015" table:base-cell-address="$Sheet1.$A$1" table:cell-range-address="$Sheet1.$P$16:.$P$92"/>
        <table:named-range table:name="RSTY2016" table:base-cell-address="$Sheet1.$A$1" table:cell-range-address="$Sheet1.$Q$16:.$Q$92"/>
        <table:named-range table:name="RSTY2017" table:base-cell-address="$Sheet1.$A$1" table:cell-range-address="$Sheet1.$R$16:.$R$92"/>
        <table:named-range table:name="RSTY2018" table:base-cell-address="$Sheet1.$A$1" table:cell-range-address="$Sheet1.$S$16:.$S$92"/>
        <table:named-range table:name="RSTY2019" table:base-cell-address="$Sheet1.$A$1" table:cell-range-address="$Sheet1.$T$16:.$T$92"/>
        <table:named-range table:name="RSTY2020" table:base-cell-address="$Sheet1.$A$1" table:cell-range-address="$Sheet1.$U$16:.$U$92"/>
        <table:named-range table:name="RSTY2020G" table:base-cell-address="$Sheet1.$A$1" table:cell-range-address="$Sheet1.$V$16:.$V$92"/>
        <table:named-range table:name="SCENARIO" table:base-cell-address="$Sheet1.$A$1" table:cell-range-address="$Sheet1.$D$2"/>
        <table:named-range table:name="UICY1997" table:base-cell-address="$Sheet1.$A$1" table:cell-range-address="$Sheet1.$B$619:.$B$696"/>
        <table:named-expression table:name="UICY1998" table:base-cell-address="$Sheet1.$A$1" table:expression="[$Sheet1.$#REF!$619:.$#REF!$696]"/>
        <table:named-expression table:name="UICY1999" table:base-cell-address="$Sheet1.$A$1" table:expression="[$Sheet1.$#REF!$619:.$#REF!$696]"/>
        <table:named-range table:name="UICY2000" table:base-cell-address="$Sheet1.$A$1" table:cell-range-address="$Sheet1.$D$619:.$D$696"/>
        <table:named-range table:name="UICY2001" table:base-cell-address="$Sheet1.$A$1" table:cell-range-address="$Sheet1.$E$619:.$E$696"/>
        <table:named-expression table:name="UICY2002" table:base-cell-address="$Sheet1.$A$1" table:expression="[$Sheet1.$#REF!$619:.$#REF!$696]"/>
        <table:named-expression table:name="UICY2003" table:base-cell-address="$Sheet1.$A$1" table:expression="[$Sheet1.$#REF!$619:.$#REF!$696]"/>
        <table:named-expression table:name="UICY2004" table:base-cell-address="$Sheet1.$A$1" table:expression="[$Sheet1.$#REF!$619:.$#REF!$696]"/>
        <table:named-range table:name="UICY2005" table:base-cell-address="$Sheet1.$A$1" table:cell-range-address="$Sheet1.$F$619:.$F$696"/>
        <table:named-range table:name="UICY2006" table:base-cell-address="$Sheet1.$A$1" table:cell-range-address="$Sheet1.$G$619:.$G$696"/>
        <table:named-range table:name="UICY2007" table:base-cell-address="$Sheet1.$A$1" table:cell-range-address="$Sheet1.$H$619:.$H$696"/>
        <table:named-range table:name="UICY2008" table:base-cell-address="$Sheet1.$A$1" table:cell-range-address="$Sheet1.$I$619:.$I$696"/>
        <table:named-range table:name="UICY2009" table:base-cell-address="$Sheet1.$A$1" table:cell-range-address="$Sheet1.$J$619:.$J$696"/>
        <table:named-range table:name="UICY2010" table:base-cell-address="$Sheet1.$A$1" table:cell-range-address="$Sheet1.$K$619:.$K$696"/>
        <table:named-range table:name="UICY2011" table:base-cell-address="$Sheet1.$A$1" table:cell-range-address="$Sheet1.$L$619:.$L$696"/>
        <table:named-range table:name="UICY2012" table:base-cell-address="$Sheet1.$A$1" table:cell-range-address="$Sheet1.$M$619:.$M$696"/>
        <table:named-range table:name="UICY2013" table:base-cell-address="$Sheet1.$A$1" table:cell-range-address="$Sheet1.$N$619:.$N$696"/>
        <table:named-range table:name="UICY2014" table:base-cell-address="$Sheet1.$A$1" table:cell-range-address="$Sheet1.$O$619:.$O$696"/>
        <table:named-range table:name="UICY2015" table:base-cell-address="$Sheet1.$A$1" table:cell-range-address="$Sheet1.$P$619:.$P$696"/>
        <table:named-range table:name="UICY2016" table:base-cell-address="$Sheet1.$A$1" table:cell-range-address="$Sheet1.$Q$619:.$Q$696"/>
        <table:named-range table:name="UICY2017" table:base-cell-address="$Sheet1.$A$1" table:cell-range-address="$Sheet1.$R$619:.$R$696"/>
        <table:named-range table:name="UICY2018" table:base-cell-address="$Sheet1.$A$1" table:cell-range-address="$Sheet1.$S$619:.$S$696"/>
        <table:named-range table:name="UICY2019" table:base-cell-address="$Sheet1.$A$1" table:cell-range-address="$Sheet1.$T$619:.$T$696"/>
        <table:named-range table:name="UICY2020" table:base-cell-address="$Sheet1.$A$1" table:cell-range-address="$Sheet1.$U$619:.$U$696"/>
        <table:named-range table:name="UICY2020G" table:base-cell-address="$Sheet1.$A$1" table:cell-range-address="$Sheet1.$V$619:.$V$696"/>
        <table:named-range table:name="ICSY1998" table:base-cell-address="$Sheet1.$A$1" table:cell-range-address="$Sheet1.$B$769:.$B$805"/>
        <table:named-range table:name="ICSY2000" table:base-cell-address="$Sheet1.$A$1" table:cell-range-address="$Sheet1.$D$769:.$D$805"/>
        <table:named-range table:name="ICSY2001" table:base-cell-address="$Sheet1.$A$1" table:cell-range-address="$Sheet1.$E$769:.$E$805"/>
        <table:named-range table:name="ICSY2002" table:base-cell-address="$Sheet1.$A$1" table:cell-range-address="$Sheet1.$F$769:.$F$805"/>
        <table:named-range table:name="ICSY2003" table:base-cell-address="$Sheet1.$A$1" table:cell-range-address="$Sheet1.$G$769:.$G$805"/>
        <table:named-range table:name="ICSY2004" table:base-cell-address="$Sheet1.$A$1" table:cell-range-address="$Sheet1.$H$769:.$H$805"/>
        <table:named-range table:name="ICSY2005" table:base-cell-address="$Sheet1.$A$1" table:cell-range-address="$Sheet1.$I$769:.$I$805"/>
        <table:named-range table:name="ICSY2006" table:base-cell-address="$Sheet1.$A$1" table:cell-range-address="$Sheet1.$J$769:.$J$805"/>
        <table:named-range table:name="ICSY2007" table:base-cell-address="$Sheet1.$A$1" table:cell-range-address="$Sheet1.$K$769:.$K$805"/>
        <table:named-range table:name="ICSY2008" table:base-cell-address="$Sheet1.$A$1" table:cell-range-address="$Sheet1.$L$769:.$L$805"/>
        <table:named-range table:name="ICSY2009" table:base-cell-address="$Sheet1.$A$1" table:cell-range-address="$Sheet1.$M$769:.$M$805"/>
        <table:named-range table:name="ICSY2010" table:base-cell-address="$Sheet1.$A$1" table:cell-range-address="$Sheet1.$N$769:.$N$805"/>
        <table:named-range table:name="ICSY2011" table:base-cell-address="$Sheet1.$A$1" table:cell-range-address="$Sheet1.$O$769:.$O$805"/>
        <table:named-range table:name="ICSY2012" table:base-cell-address="$Sheet1.$A$1" table:cell-range-address="$Sheet1.$P$769:.$P$805"/>
        <table:named-range table:name="ICSY2013" table:base-cell-address="$Sheet1.$A$1" table:cell-range-address="$Sheet1.$Q$769:.$Q$805"/>
        <table:named-range table:name="ICSY2014" table:base-cell-address="$Sheet1.$A$1" table:cell-range-address="$Sheet1.$R$769:.$R$805"/>
        <table:named-range table:name="ICSY2015" table:base-cell-address="$Sheet1.$A$1" table:cell-range-address="$Sheet1.$S$769:.$S$805"/>
        <table:named-range table:name="ICSY2016" table:base-cell-address="$Sheet1.$A$1" table:cell-range-address="$Sheet1.$T$769:.$T$805"/>
        <table:named-range table:name="ICSY2017" table:base-cell-address="$Sheet1.$A$1" table:cell-range-address="$Sheet1.$U$769:.$U$805"/>
        <table:named-range table:name="ICSY2018" table:base-cell-address="$Sheet1.$A$1" table:cell-range-address="$Sheet1.$V$769:.$V$805"/>
        <table:named-range table:name="ICSY2019" table:base-cell-address="$Sheet1.$A$1" table:cell-range-address="$Sheet1.$W$769:.$W$805"/>
        <table:named-range table:name="ICSY2020" table:base-cell-address="$Sheet1.$A$1" table:cell-range-address="$Sheet1.$X$769:.$X$805"/>
        <table:named-range table:name="ICSY2020G" table:base-cell-address="$Sheet1.$A$1" table:cell-range-address="$Sheet1.$Y$769:.$Y$805"/>
        <table:named-range table:name="CSTY2021" table:base-cell-address="$Sheet1.$A$1" table:cell-range-address="$Sheet1.$A$1"/>
        <table:named-range table:name="CSTY2022" table:base-cell-address="$Sheet1.$A$1" table:cell-range-address="$Sheet1.$A$1"/>
        <table:named-range table:name="CSTY2023" table:base-cell-address="$Sheet1.$A$1" table:cell-range-address="$Sheet1.$A$1"/>
        <table:named-range table:name="CSTY2024" table:base-cell-address="$Sheet1.$A$1" table:cell-range-address="$Sheet1.$A$1"/>
        <table:named-range table:name="CSTY2025" table:base-cell-address="$Sheet1.$A$1" table:cell-range-address="$Sheet1.$A$1"/>
        <table:named-range table:name="CSTY2025G" table:base-cell-address="$Sheet1.$A$1" table:cell-range-address="$Sheet1.$A$1"/>
        <table:named-range table:name="IALY2021" table:base-cell-address="$Sheet1.$A$1" table:cell-range-address="$Sheet1.$A$1"/>
        <table:named-range table:name="IALY2022" table:base-cell-address="$Sheet1.$A$1" table:cell-range-address="$Sheet1.$A$1"/>
        <table:named-range table:name="IALY2023" table:base-cell-address="$Sheet1.$A$1" table:cell-range-address="$Sheet1.$A$1"/>
        <table:named-range table:name="IALY2024" table:base-cell-address="$Sheet1.$A$1" table:cell-range-address="$Sheet1.$A$1"/>
        <table:named-range table:name="IALY2025" table:base-cell-address="$Sheet1.$A$1" table:cell-range-address="$Sheet1.$A$1"/>
        <table:named-range table:name="IALY2025G" table:base-cell-address="$Sheet1.$A$1" table:cell-range-address="$Sheet1.$A$1"/>
        <table:named-range table:name="ICHY2021" table:base-cell-address="$Sheet1.$A$1" table:cell-range-address="$Sheet1.$A$1"/>
        <table:named-range table:name="ICHY2022" table:base-cell-address="$Sheet1.$A$1" table:cell-range-address="$Sheet1.$A$1"/>
        <table:named-range table:name="ICHY2023" table:base-cell-address="$Sheet1.$A$1" table:cell-range-address="$Sheet1.$A$1"/>
        <table:named-range table:name="ICHY2024" table:base-cell-address="$Sheet1.$A$1" table:cell-range-address="$Sheet1.$A$1"/>
        <table:named-range table:name="ICHY2025" table:base-cell-address="$Sheet1.$A$1" table:cell-range-address="$Sheet1.$A$1"/>
        <table:named-range table:name="ICHY2025G" table:base-cell-address="$Sheet1.$A$1" table:cell-range-address="$Sheet1.$A$1"/>
        <table:named-range table:name="ICMY2021" table:base-cell-address="$Sheet1.$A$1" table:cell-range-address="$Sheet1.$A$1"/>
        <table:named-range table:name="ICMY2022" table:base-cell-address="$Sheet1.$A$1" table:cell-range-address="$Sheet1.$A$1"/>
        <table:named-range table:name="ICMY2023" table:base-cell-address="$Sheet1.$A$1" table:cell-range-address="$Sheet1.$A$1"/>
        <table:named-range table:name="ICMY2024" table:base-cell-address="$Sheet1.$A$1" table:cell-range-address="$Sheet1.$A$1"/>
        <table:named-range table:name="ICMY2025" table:base-cell-address="$Sheet1.$A$1" table:cell-range-address="$Sheet1.$A$1"/>
        <table:named-range table:name="ICMY2025G" table:base-cell-address="$Sheet1.$A$1" table:cell-range-address="$Sheet1.$A$1"/>
        <table:named-range table:name="IFDY2021" table:base-cell-address="$Sheet1.$A$1" table:cell-range-address="$Sheet1.$A$1"/>
        <table:named-range table:name="IFDY2022" table:base-cell-address="$Sheet1.$A$1" table:cell-range-address="$Sheet1.$A$1"/>
        <table:named-range table:name="IFDY2023" table:base-cell-address="$Sheet1.$A$1" table:cell-range-address="$Sheet1.$A$1"/>
        <table:named-range table:name="IFDY2024" table:base-cell-address="$Sheet1.$A$1" table:cell-range-address="$Sheet1.$A$1"/>
        <table:named-range table:name="IFDY2025" table:base-cell-address="$Sheet1.$A$1" table:cell-range-address="$Sheet1.$A$1"/>
        <table:named-range table:name="IFDY2025G" table:base-cell-address="$Sheet1.$A$1" table:cell-range-address="$Sheet1.$A$1"/>
        <table:named-range table:name="IGLY2021" table:base-cell-address="$Sheet1.$A$1" table:cell-range-address="$Sheet1.$A$1"/>
        <table:named-range table:name="IGLY2022" table:base-cell-address="$Sheet1.$A$1" table:cell-range-address="$Sheet1.$A$1"/>
        <table:named-range table:name="IGLY2023" table:base-cell-address="$Sheet1.$A$1" table:cell-range-address="$Sheet1.$A$1"/>
        <table:named-range table:name="IGLY2024" table:base-cell-address="$Sheet1.$A$1" table:cell-range-address="$Sheet1.$A$1"/>
        <table:named-range table:name="IGLY2025" table:base-cell-address="$Sheet1.$A$1" table:cell-range-address="$Sheet1.$A$1"/>
        <table:named-range table:name="IGLY2025G" table:base-cell-address="$Sheet1.$A$1" table:cell-range-address="$Sheet1.$A$1"/>
        <table:named-range table:name="IIRY2021" table:base-cell-address="$Sheet1.$A$1" table:cell-range-address="$Sheet1.$A$1"/>
        <table:named-range table:name="IIRY2022" table:base-cell-address="$Sheet1.$A$1" table:cell-range-address="$Sheet1.$A$1"/>
        <table:named-range table:name="IIRY2023" table:base-cell-address="$Sheet1.$A$1" table:cell-range-address="$Sheet1.$A$1"/>
        <table:named-range table:name="IIRY2024" table:base-cell-address="$Sheet1.$A$1" table:cell-range-address="$Sheet1.$A$1"/>
        <table:named-range table:name="IIRY2025" table:base-cell-address="$Sheet1.$A$1" table:cell-range-address="$Sheet1.$A$1"/>
        <table:named-range table:name="IIRY2025G" table:base-cell-address="$Sheet1.$A$1" table:cell-range-address="$Sheet1.$A$1"/>
        <table:named-range table:name="IPPY2021" table:base-cell-address="$Sheet1.$A$1" table:cell-range-address="$Sheet1.$A$1"/>
        <table:named-range table:name="IPPY2022" table:base-cell-address="$Sheet1.$A$1" table:cell-range-address="$Sheet1.$A$1"/>
        <table:named-range table:name="IPPY2023" table:base-cell-address="$Sheet1.$A$1" table:cell-range-address="$Sheet1.$A$1"/>
        <table:named-range table:name="IPPY2024" table:base-cell-address="$Sheet1.$A$1" table:cell-range-address="$Sheet1.$A$1"/>
        <table:named-range table:name="IPPY2025" table:base-cell-address="$Sheet1.$A$1" table:cell-range-address="$Sheet1.$A$1"/>
        <table:named-range table:name="IPPY2025G" table:base-cell-address="$Sheet1.$A$1" table:cell-range-address="$Sheet1.$A$1"/>
        <table:named-range table:name="IRFY2021" table:base-cell-address="$Sheet1.$A$1" table:cell-range-address="$Sheet1.$A$1"/>
        <table:named-range table:name="IRFY2022" table:base-cell-address="$Sheet1.$A$1" table:cell-range-address="$Sheet1.$A$1"/>
        <table:named-range table:name="IRFY2023" table:base-cell-address="$Sheet1.$A$1" table:cell-range-address="$Sheet1.$A$1"/>
        <table:named-range table:name="IRFY2024" table:base-cell-address="$Sheet1.$A$1" table:cell-range-address="$Sheet1.$A$1"/>
        <table:named-range table:name="IRFY2025" table:base-cell-address="$Sheet1.$A$1" table:cell-range-address="$Sheet1.$A$1"/>
        <table:named-range table:name="IRFY2025G" table:base-cell-address="$Sheet1.$A$1" table:cell-range-address="$Sheet1.$A$1"/>
        <table:named-range table:name="ISMY2021" table:base-cell-address="$Sheet1.$A$1" table:cell-range-address="$Sheet1.$A$1"/>
        <table:named-range table:name="ISMY2022" table:base-cell-address="$Sheet1.$A$1" table:cell-range-address="$Sheet1.$A$1"/>
        <table:named-range table:name="ISMY2023" table:base-cell-address="$Sheet1.$A$1" table:cell-range-address="$Sheet1.$A$1"/>
        <table:named-range table:name="ISMY2024" table:base-cell-address="$Sheet1.$A$1" table:cell-range-address="$Sheet1.$A$1"/>
        <table:named-range table:name="ISMY2025" table:base-cell-address="$Sheet1.$A$1" table:cell-range-address="$Sheet1.$A$1"/>
        <table:named-range table:name="ISMY2025G" table:base-cell-address="$Sheet1.$A$1" table:cell-range-address="$Sheet1.$A$1"/>
        <table:named-range table:name="RSTY2021" table:base-cell-address="$Sheet1.$A$1" table:cell-range-address="$Sheet1.$A$1"/>
        <table:named-range table:name="RSTY2022" table:base-cell-address="$Sheet1.$A$1" table:cell-range-address="$Sheet1.$A$1"/>
        <table:named-range table:name="RSTY2023" table:base-cell-address="$Sheet1.$A$1" table:cell-range-address="$Sheet1.$A$1"/>
        <table:named-range table:name="RSTY2024" table:base-cell-address="$Sheet1.$A$1" table:cell-range-address="$Sheet1.$A$1"/>
        <table:named-range table:name="RSTY2025" table:base-cell-address="$Sheet1.$A$1" table:cell-range-address="$Sheet1.$A$1"/>
        <table:named-range table:name="RSTY2025G" table:base-cell-address="$Sheet1.$A$1" table:cell-range-address="$Sheet1.$A$1"/>
        <table:named-range table:name="UICY2021" table:base-cell-address="$Sheet1.$A$1" table:cell-range-address="$Sheet1.$A$1"/>
        <table:named-range table:name="UICY2022" table:base-cell-address="$Sheet1.$A$1" table:cell-range-address="$Sheet1.$A$1"/>
        <table:named-range table:name="UICY2023" table:base-cell-address="$Sheet1.$A$1" table:cell-range-address="$Sheet1.$A$1"/>
        <table:named-range table:name="UICY2024" table:base-cell-address="$Sheet1.$A$1" table:cell-range-address="$Sheet1.$A$1"/>
        <table:named-range table:name="UICY2025" table:base-cell-address="$Sheet1.$A$1" table:cell-range-address="$Sheet1.$A$1"/>
        <table:named-range table:name="UICY2025G" table:base-cell-address="$Sheet1.$A$1" table:cell-range-address="$Sheet1.$A$1"/>
      </table:named-expressions>
      <table:database-ranges>
        <table:database-range table:target-range-address="Sheet1.A1:Sheet1.E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" svg:font-family="Courier"/>
    <style:font-face style:name="Helv" svg:font-family="Helv"/>
    <style:font-face style:name="Calibri" svg:font-family="Calibri" style:font-family-generic="swiss"/>
    <style:font-face style:name="Cambria" svg:font-family="Cambria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Inconsolata" svg:font-family="Inconsolata" style:font-family-generic="modern" style:font-pitch="fixed"/>
    <style:font-face style:name="Lucida Sans Typewriter" svg:font-family="'Lucida Sans Typewriter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">
      <number:number number:decimal-places="2" number:min-integer-digits="1"/>
      <number:text> </number:text>
    </number:number-style>
    <number:percentage-style style:name="N129">
      <number:number number:decimal-places="1" number:min-integer-digits="1"/>
      <number:text>%</number:text>
    </number:percentage-style>
    <number:number-style style:name="N130">
      <number:number number:decimal-places="1" number:min-integer-digits="1"/>
      <number:text> </number:text>
    </number:number-style>
    <number:number-style style:name="N131">
      <number:number number:decimal-places="1" number:min-integer-digits="1"/>
    </number:number-style>
    <number:number-style style:name="N132">
      <number:number number:decimal-places="0" number:min-integer-digits="1"/>
      <number:text> </number:text>
    </number:number-style>
    <number:number-style style:name="N133">
      <number:number number:decimal-places="3" number:min-integer-digits="1"/>
      <number:text> </number:text>
    </number:number-style>
    <number:number-style style:name="N134P0" style:volatile="true">
      <number:text>Yes</number:text>
    </number:number-style>
    <number:number-style style:name="N134P1" style:volatile="true">
      <number:text>Yes</number:text>
    </number:number-style>
    <number:number-style style:name="N134">
      <number:text>No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True</number:text>
    </number:number-style>
    <number:number-style style:name="N135P1" style:volatile="true">
      <number:text>True</number:text>
    </number:number-style>
    <number:number-style style:name="N135">
      <number:text>False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On</number:text>
    </number:number-style>
    <number:number-style style:name="N136P1" style:volatile="true">
      <number:text>On</number:text>
    </number:number-style>
    <number:number-style style:name="N136">
      <number:text>Off</number:text>
      <style:map style:condition="value()&gt;0" style:apply-style-name="N136P0"/>
      <style:map style:condition="value()&lt;0" style:apply-style-name="N136P1"/>
    </number:number-style>
    <number:currency-style style:name="N13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7P0"/>
    </number:currency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Helv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1in" fo:margin-bottom="1in" fo:margin-left="0.75in" fo:margin-right="0.75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1in" fo:margin-bottom="1in" fo:margin-left="0.75in" fo:margin-right="0.75in" style:first-page-number="continue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5">
      <style:page-layout-properties fo:margin-top="0.5in" fo:margin-bottom="0.5in" fo:margin-left="0.5in" fo:margin-right="0.5in" style:first-page-number="continue"/>
      <style:header-style>
        <style:header-footer-properties fo:margin-left="0.248in" fo:margin-right="0.248in" fo:margin-bottom="0in"/>
      </style:header-style>
      <style:footer-style>
        <style:header-footer-properties fo:margin-left="0.248in" fo:margin-right="0.248in" fo:margin-top="0in"/>
      </style:footer-style>
    </style:page-layout>
    <style:page-layout style:name="Mpm6">
      <style:page-layout-properties style:num-format="1" style:print-orientation="portrait" fo:margin-top="1in" fo:margin-bottom="1in" fo:margin-left="0.75in" fo:margin-right="0.75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3">10/23/2012</text:date>, <text:time>18:4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p99c" style:display-name="PageStyle_sup99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p2kc" style:display-name="PageStyle_sup2k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p2kc_20_1" style:display-name="PageStyle_sup2kc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ci" style:display-name="PageStyle_rc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ci_20_1" style:display-name="PageStyle_rci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p2kc_20_2" style:display-name="PageStyle_sup2kc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p2kc_20_3" style:display-name="PageStyle_sup2kc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p2kc_20_4" style:display-name="PageStyle_sup2kc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p2kc_20_5" style:display-name="PageStyle_sup2kc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p2kc_20_6" style:display-name="PageStyle_sup2kc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p2kc_20_7" style:display-name="PageStyle_sup2kc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p2kc_20_8" style:display-name="PageStyle_sup2kc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ci_20_2" style:display-name="PageStyle_rci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ci_20_3" style:display-name="PageStyle_rci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ci_20_4" style:display-name="PageStyle_rci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ci_20_5" style:display-name="PageStyle_rci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ci_20_6" style:display-name="PageStyle_rci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ci_20_7" style:display-name="PageStyle_rci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ci_20_8" style:display-name="PageStyle_rci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ci_20_9" style:display-name="PageStyle_rci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ci_20_10" style:display-name="PageStyle_rci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ci_20_11" style:display-name="PageStyle_rci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ci_20_12" style:display-name="PageStyle_rci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ci_20_13" style:display-name="PageStyle_rci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ci_20_14" style:display-name="PageStyle_rci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ci_20_15" style:display-name="PageStyle_rci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ci_20_16" style:display-name="PageStyle_rci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ci_20_17" style:display-name="PageStyle_rci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ci_20_18" style:display-name="PageStyle_rci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ci_20_19" style:display-name="PageStyle_rci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ci_20_20" style:display-name="PageStyle_rci 2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ci_20_21" style:display-name="PageStyle_rci 2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ci_20_22" style:display-name="PageStyle_rci 2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ci_20_23" style:display-name="PageStyle_rci 2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ci_20_24" style:display-name="PageStyle_rci 2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ci_20_25" style:display-name="PageStyle_rci 2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ci_20_26" style:display-name="PageStyle_rci 2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ci_20_27" style:display-name="PageStyle_rci 2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ci_20_28" style:display-name="PageStyle_rci 2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ci_20_29" style:display-name="PageStyle_rci 2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ci_20_30" style:display-name="PageStyle_rci 3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ci_20_31" style:display-name="PageStyle_rci 3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ci_20_32" style:display-name="PageStyle_rci 3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ci_20_33" style:display-name="PageStyle_rci 3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pple2" style:display-name="PageStyle_supp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pple2_20_1" style:display-name="PageStyle_supple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pple2_20_2" style:display-name="PageStyle_supple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pple2_20_3" style:display-name="PageStyle_supple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pple2_20_4" style:display-name="PageStyle_supple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pple2_20_5" style:display-name="PageStyle_supple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pple2_20_6" style:display-name="PageStyle_supple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pple2_20_7" style:display-name="PageStyle_supple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pple2_20_8" style:display-name="PageStyle_supple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pple2_20_9" style:display-name="PageStyle_supple2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pple2_20_10" style:display-name="PageStyle_supple2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pple2_20_11" style:display-name="PageStyle_supple2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pple2_20_12" style:display-name="PageStyle_supple2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pple2_20_13" style:display-name="PageStyle_supple2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pple2_20_14" style:display-name="PageStyle_supple2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pple2_20_15" style:display-name="PageStyle_supple2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pple2_20_16" style:display-name="PageStyle_supple2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pple2_20_17" style:display-name="PageStyle_supple2 1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pple2_20_18" style:display-name="PageStyle_supple2 1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pple2_20_19" style:display-name="PageStyle_supple2 1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pple2_20_20" style:display-name="PageStyle_supple2 2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pple2_20_21" style:display-name="PageStyle_supple2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pple2_20_22" style:display-name="PageStyle_supple2 2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pple2_20_23" style:display-name="PageStyle_supple2 2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pple2_20_24" style:display-name="PageStyle_supple2 2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pple2_20_25" style:display-name="PageStyle_supple2 2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pple2_20_26" style:display-name="PageStyle_supple2 2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pple2_20_27" style:display-name="PageStyle_supple2 2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pple2_20_28" style:display-name="PageStyle_supple2 2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pple2_20_29" style:display-name="PageStyle_supple2 2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pple2_20_30" style:display-name="PageStyle_supple2 3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pple2_20_31" style:display-name="PageStyle_supple2 3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pple2_20_32" style:display-name="PageStyle_supple2 3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pple2_20_33" style:display-name="PageStyle_supple2 3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pple2_20_34" style:display-name="PageStyle_supple2 3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pple2_20_35" style:display-name="PageStyle_supple2 3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pple2_20_36" style:display-name="PageStyle_supple2 3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pple2_20_37" style:display-name="PageStyle_supple2 3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pple2_20_38" style:display-name="PageStyle_supple2 3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pple2_20_39" style:display-name="PageStyle_supple2 3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pple2_20_40" style:display-name="PageStyle_supple2 4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pple2_20_41" style:display-name="PageStyle_supple2 4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pple2_20_42" style:display-name="PageStyle_supple2 4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EO2011-Aluminum_5f_Industry_5f_Energ" style:display-name="PageStyle_AEO2011-Aluminum_Industry_Ener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EO2011-Aluminum_5f_Industry_5f_Energ_20_1" style:display-name="PageStyle_AEO2011-Aluminum_Industry_Energ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EO2011-Aluminum_5f_Industry_5f_Energ_20_2" style:display-name="PageStyle_AEO2011-Aluminum_Industry_Energ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EO2011-Aluminum_5f_Industry_5f_Energ_20_3" style:display-name="PageStyle_AEO2011-Aluminum_Industry_Energ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EO2011-Bulk_5f_Chemical_5f_Industry_5f_" style:display-name="PageStyle_AEO2011-Bulk_Chemical_Industry_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EO2011-Bulk_5f_Chemical_5f_Industry_5f__20_1" style:display-name="PageStyle_AEO2011-Bulk_Chemical_Industry_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EO2011-Bulk_5f_Chemical_5f_Industry_5f__20_2" style:display-name="PageStyle_AEO2011-Bulk_Chemical_Industry_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EO2011-Bulk_5f_Chemical_5f_Industry_5f__20_3" style:display-name="PageStyle_AEO2011-Bulk_Chemical_Industry_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EO2011-Cement_5f_Industry_5f_Energy_5f_" style:display-name="PageStyle_AEO2011-Cement_Industry_Energy_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EO2011-Cement_5f_Industry_5f_Energy_5f__20_1" style:display-name="PageStyle_AEO2011-Cement_Industry_Energy_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AEO2011-Cement_5f_Industry_5f_Energy_5f__20_2" style:display-name="PageStyle_AEO2011-Cement_Industry_Energy_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AEO2011-Food_5f_Industry_5f_Energy_5f_Co" style:display-name="PageStyle_AEO2011-Food_Industry_Energy_C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EO2011-Food_5f_Industry_5f_Energy_5f_Co_20_1" style:display-name="PageStyle_AEO2011-Food_Industry_Energy_Co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EO2011-Food_5f_Industry_5f_Energy_5f_Co_20_2" style:display-name="PageStyle_AEO2011-Food_Industry_Energy_Co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EO2011-Glass_5f_Industry_5f_Energy_5f_C" style:display-name="PageStyle_AEO2011-Glass_Industry_Energy_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EO2011-Glass_5f_Industry_5f_Energy_5f_C_20_1" style:display-name="PageStyle_AEO2011-Glass_Industry_Energy_C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EO2011-Glass_5f_Industry_5f_Energy_5f_C_20_2" style:display-name="PageStyle_AEO2011-Glass_Industry_Energy_C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pple2_20_43" style:display-name="PageStyle_supple2 4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pple2_20_44" style:display-name="PageStyle_supple2 4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pple2_20_45" style:display-name="PageStyle_supple2 4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pple2_20_46" style:display-name="PageStyle_supple2 4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pple2_20_47" style:display-name="PageStyle_supple2 4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pple2_20_48" style:display-name="PageStyle_supple2 4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pple2_20_49" style:display-name="PageStyle_supple2 4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pple2_20_50" style:display-name="PageStyle_supple2 5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EO2011-Iron_5f_and_5f_Steel_5f_Industri" style:display-name="PageStyle_AEO2011-Iron_and_Steel_Industr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EO2011-Iron_5f_and_5f_Steel_5f_Industri_20_1" style:display-name="PageStyle_AEO2011-Iron_and_Steel_Industri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EO2011-Iron_5f_and_5f_Steel_5f_Industri_20_2" style:display-name="PageStyle_AEO2011-Iron_and_Steel_Industri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EO2011-Paper_5f_Industry_5f_Energy_5f_C" style:display-name="PageStyle_AEO2011-Paper_Industry_Energy_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EO2011-Paper_5f_Industry_5f_Energy_5f_C_20_1" style:display-name="PageStyle_AEO2011-Paper_Industry_Energy_C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EO2011-Paper_5f_Industry_5f_Energy_5f_C_20_2" style:display-name="PageStyle_AEO2011-Paper_Industry_Energy_C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EO2011-Refining_5f_Industry_5f_Energ" style:display-name="PageStyle_AEO2011-Refining_Industry_Ener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EO2011-Refining_5f_Industry_5f_Energ_20_1" style:display-name="PageStyle_AEO2011-Refining_Industry_Energ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EO2011-Refining_5f_Industry_5f_Energ_20_2" style:display-name="PageStyle_AEO2011-Refining_Industry_Energ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ARLY2012-Aluminum_5f_Industry_5f_Ene" style:display-name="PageStyle_EARLY2012-Aluminum_Industry_En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ARLY2012-Cement_5f_Industry_5f_Energ" style:display-name="PageStyle_EARLY2012-Cement_Industry_Ener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ARLY2012-Bulk_5f_Chemical_5f_Industr" style:display-name="PageStyle_EARLY2012-Bulk_Chemical_Indust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ARLY2012-Food_5f_Industry_5f_Energy_5f_" style:display-name="PageStyle_EARLY2012-Food_Industry_Energy_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ARLY2012-Glass_5f_Industry_5f_Energy" style:display-name="PageStyle_EARLY2012-Glass_Industry_Energ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ARLY2012-Iron_5f_and_5f_Steel_5f_Indust" style:display-name="PageStyle_EARLY2012-Iron_and_Steel_Indu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ARLY2012-Paper_5f_Industry_5f_Energy" style:display-name="PageStyle_EARLY2012-Paper_Industry_Energ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ARLY2012-Refining_5f_Industry_5f_Ene" style:display-name="PageStyle_EARLY2012-Refining_Industry_En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7:13:19.43</meta:creation-date>
    <dc:date>2012-10-23T18:45:09.27</dc:date>
    <meta:editing-duration>PT56M30S</meta:editing-duration>
    <meta:editing-cycles>8</meta:editing-cycles>
    <meta:generator>OpenOffice.org/3.4$Win32 OpenOffice.org_project/340m1$Build-9590</meta:generator>
    <meta:document-statistic meta:table-count="3" meta:cell-count="565" meta:object-count="0"/>
  </office:meta>
</office:document-meta>
</file>